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Helvetica Neue" svg:font-family="'Helvetica Neue', Helvetica, Arial, sans-serif"/>
    <style:font-face style:name="Mangal1" svg:font-family="Mangal"/>
    <style:font-face style:name="sans-serif" svg:font-family="sans-serif, Arial, Verdana, 'Trebuchet M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style>
    <style:style style:name="P2"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3"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bold" style:font-style-asian="normal" style:font-weight-asian="bold" style:font-style-complex="normal" style:font-weight-complex="bold"/>
    </style:style>
    <style:style style:name="P4"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bold" style:font-weight-asian="bold" style:font-weight-complex="bold"/>
    </style:style>
    <style:style style:name="P5"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style:use-window-font-color="true" style:font-name="Calibri" fo:font-size="11pt" fo:letter-spacing="normal" fo:font-style="normal" fo:font-weight="normal" fo:background-color="transparent" style:font-name-asian="Calibri" style:font-style-asian="normal" style:font-weight-asian="normal" style:font-name-complex="Calibri" style:font-style-complex="normal" style:font-weight-complex="normal"/>
    </style:style>
    <style:style style:name="P6"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style:use-window-font-color="true" style:font-name="HelveticaNeueLT Pro 55 Roman" fo:font-size="11pt" fo:letter-spacing="normal" fo:font-style="normal" fo:font-weight="bold" fo:background-color="transparent" style:font-name-asian="Calibri" style:font-style-asian="normal" style:font-weight-asian="bold" style:font-name-complex="Calibri" style:font-style-complex="normal" style:font-weight-complex="bold"/>
    </style:style>
    <style:style style:name="P7" style:family="paragraph" style:parent-style-name="Standard">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style>
    <style:style style:name="P8"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style>
    <style:style style:name="P9"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style:line-height-at-least="0.529cm" fo:widows="1" fo:text-indent="0cm" style:auto-text-indent="false"/>
    </style:style>
    <style:style style:name="P11" style:family="paragraph" style:parent-style-name="Text_20_body">
      <style:paragraph-properties fo:margin-left="0cm" fo:margin-right="0cm" style:line-height-at-least="0.529cm" fo:widows="1" fo:text-indent="0cm" style:auto-text-indent="false" fo:padding="0cm" fo:border="none"/>
      <style:text-properties fo:font-variant="normal" fo:text-transform="none" fo:color="#333333" style:font-name="sans-serif" fo:font-size="9.75pt" fo:letter-spacing="normal" fo:font-style="normal" fo:font-weight="normal"/>
    </style:style>
    <style:style style:name="P12" style:family="paragraph" style:parent-style-name="Text_20_body">
      <style:paragraph-properties fo:margin-left="0cm" fo:margin-right="0cm" style:line-height-at-least="0.529cm" fo:widows="1" fo:text-indent="0cm" style:auto-text-indent="false" fo:padding="0cm" fo:border="none"/>
      <style:text-properties fo:font-variant="normal" fo:text-transform="none" fo:color="#333333" style:font-name="sans-serif" fo:font-size="9.75pt" fo:letter-spacing="normal" fo:font-style="normal" fo:font-weight="normal" fo:background-color="transparent"/>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T1" style:family="text">
      <style:text-properties style:use-window-font-color="true" style:font-name="Calibri" fo:font-size="11pt" fo:background-color="transparent" style:font-name-asian="Calibri" style:font-name-complex="Calibri"/>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background-color="transparent"/>
    </style:style>
    <style:style style:name="T6" style:family="text">
      <style:text-properties style:text-position="super 58%"/>
    </style:style>
    <style:style style:name="T7" style:family="text">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finnished texts:</text:p>
      <text:p text:style-name="Standard"/>
      <text:p text:style-name="Standard"/>
      <text:p text:style-name="Standard"/>
      <text:p text:style-name="Standard"/>
      <text:p text:style-name="Standard"/>
      <text:p text:style-name="Standard"/>
      <text:p text:style-name="Standard"/>
      <text:p text:style-name="Standard">You are Avolc, experienced captain of the east sea admiralty and newly branded hero. </text:p>
      <text:p text:style-name="Standard">You have just recently limped back to port, barely afloat but in triumph for well earned reprieve. The dread pirate Nipfang who long plagued the coasts and evaded capture for many a years have been vanquished. The east sea trade collectively breathe a sigh of relief and praise your efforts. </text:p>
      <text:p text:style-name="Standard"/>
      <text:p text:style-name="Standard">You manage but a few steps onto land before a courier hands you immediate summons from the Grand Admiral Weatherough herself. And its to the city of Hrystcrags that you are called to, a city far away on the west-coast. </text:p>
      <text:p text:style-name="Standard"/>
      <text:p text:style-name="Standard">After an uneventful journey and in the presence of the Grand Admiral a fateful task is bestowed upon you. One who's importance might involve the safety of the whole continent. </text:p>
      <text:p text:style-name="Standard"/>
      <text:p text:style-name="Standard"/>
      <text:p text:style-name="Standard">Expressions:</text:p>
      <text:p text:style-name="Standard"/>
      <text:p text:style-name="Standard">Neutral (Standing at attention)<text:tab/>Neutral-Talking<text:tab/>Angry</text:p>
      <text:p text:style-name="Standard"/>
      <text:p text:style-name="Standard">Happy<text:tab/><text:tab/>Concerned<text:tab/><text:tab/>Sad</text:p>
      <text:p text:style-name="Standard"/>
      <text:p text:style-name="Standard">Smug<text:tab/><text:tab/>Suspicious<text:tab/><text:tab/>Surprised</text:p>
      <text:p text:style-name="Standard"/>
      <text:p text:style-name="P8">Officer Manifest, in order of Rank. Family name withheld.</text:p>
      <text:p text:style-name="P8">Captain:</text:p>
      <text:p text:style-name="P11"><text:span text:style-name="T5">Avolc</text:span>  (Special Rank: Admiral)</text:p>
      <text:p text:style-name="P8">Physician:</text:p>
      <text:p text:style-name="P11"><text:span text:style-name="T5">Elda</text:span> (Pouch-Matron)</text:p>
      <text:p text:style-name="P12">Shriga</text:p>
      <text:p text:style-name="P8">Officers:</text:p>
      <text:p text:style-name="P8">Arn (First-Officer)</text:p>
      <text:p text:style-name="P8">Keeper (Logistics)</text:p>
      <text:p text:style-name="P11"><text:span text:style-name="T5">Evoc</text:span> (<text:span text:style-name="T5">Raptorian</text:span> Sergeant)</text:p>
      <text:p text:style-name="P11"><text:span text:style-name="T5">Mirr</text:span> (Sergeant)</text:p>
      <text:p text:style-name="P8">Tick ( Sergeant)</text:p>
      <text:p text:style-name="P11"><text:span text:style-name="T5">Tung</text:span> (Lieutenant)</text:p>
      <text:p text:style-name="P11"><text:soft-page-break/><text:span text:style-name="T5">Garsch</text:span> (Lieutenant)</text:p>
      <text:p text:style-name="P11"><text:span text:style-name="T5">Nyxie</text:span> (Lieutenant)</text:p>
      <text:p text:style-name="P8">Ulv (Ballistics Lieutenant)</text:p>
      <text:p text:style-name="P8">Glint (Cadet)</text:p>
      <text:p text:style-name="P11"><text:span text:style-name="T5">Valnos</text:span> (Cadet)</text:p>
      <text:p text:style-name="P11"><text:span text:style-name="T5">Ziggy</text:span> (Cadet)</text:p>
      <text:p text:style-name="Standard"/>
      <text:p text:style-name="Standard"/>
      <text:p text:style-name="P1">Admirals log. Avolc Year 569 </text:p>
      <text:p text:style-name="P7">Hrystcrags</text:p>
      <text:p text:style-name="P1">Day 1</text:p>
      <text:p text:style-name="P1">I have been instructed to keep a detailed log of thoughts, decisions and events for the coming journey. The west sea is still very much uncharted and my records will help future captains make better decisions. </text:p>
      <text:p text:style-name="P1">The “Perked ear” is a remarkable vessel, a 3rd generation of Aweian Heavy Frigates, its built to withstand the rigors and hardships of the western sea while provide room and comfort for a sizable crew. <text:s/></text:p>
      <text:p text:style-name="P1">The crew, 148 souls (35 Raptorians, 110 Awes, 3 Wulfs) all in all are experienced and already well acquainted with the ship. I will be replacing a captain who for reasons left undisclosed to me is no longer available to command. </text:p>
      <text:p text:style-name="P1">The challenge will be to assert my command early and make my authority absolute. I will have the assistance of first-mate Arn, who I am told commanded the ship ably on its return to port, but peculiarly either declined an offer of promotion to replace the late captain or were not seen as qualified.</text:p>
      <text:p text:style-name="P1">Dwelling into the mysteries of the late captain will have to wait and my acquaintance with ship and crew will have to be brief, I have already received instruction to take the ship immediately to the Bay of spines and Sea of fangs. There will be plenty of time once we are at sea. </text:p>
      <text:p text:style-name="P1">I both look forward to and dread the first upcoming role call and crew-inspection lineup later today, it will be my first meeting with the crew, first impressions will be important. Question is what kind of first impression i want to make. </text:p>
      <text:p text:style-name="P1"/>
      <text:p text:style-name="P1"/>
      <text:p text:style-name="P1"/>
      <text:p text:style-name="P1"/>
      <text:p text:style-name="P4">Opening battle</text:p>
      <text:p text:style-name="P1"/>
      <text:p text:style-name="P2">With a groan, creak and crash of timbers the two ships clashed together. We had the momentum and almost managed to ram their broadside entirely, that would have most likely brought us a quick victory but it <text:soft-page-break/>was too late for regrets now. The force of impact sent objects and crew flying and staggering about, a few fools unable to brace themselves properly did involuntary cartwheels across the deck. <text:s/>I would have liked to think it was worse for the other ships, but the Wulfs were crafty and nimble, I could see a good 30 of them clinging to the railings and ropes in their masts, getting flung around good but not dropping. </text:p>
      <text:p text:style-name="P2">“WE GOT THEM NOW AWES!” I shouted before even the foam of sea had calmed or the ships stopped reeling. </text:p>
      <text:p text:style-name="P2">But even as I shouted in confident triumph, I saw them leaping and swinging over to our ship. They had been ready for us!</text:p>
      <text:p text:style-name="P2">Brave Awe crew clashed with Wulf pirates, blades flashing and twanging and some going down in even closer wrestling combat. </text:p>
      <text:p text:style-name="P2">I was soon not without an opponent of my own, a notch-eared green-furred Wulf stalked toward me, daggers in both paws and one in his mouth. </text:p>
      <text:p text:style-name="P3">Kick him offboard</text:p>
      <text:p text:style-name="P2">I swing my sword high and at his face to distract his attention and in the next movement land a heavy kick to his chest. Perhaps the Wulf did not expect such crude aggressive tactics from a groomed Awe-captain of the Admiralty, for he went reeling back and over the side of the ship, daggers clattering onto the deck.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 text:c="2"/></text:p>
      <text:p text:style-name="P3">The sword isn't for show</text:p>
      <text:p text:style-name="P2">My blade flashes in quick strokes towards the Wulf, quickly forcing him back and into trying to parry with his short daggers to avoid a cut. I have better reach and training, with a jab and flick he looses on dagger from a cut paw and then a gash across his other arm has him in retreat. The Wulf scampers back and jumps back to his ship over the gap between them.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text:p>
      <text:p text:style-name="P3">What subordinates are for</text:p>
      <text:p text:style-name="P2">I gave the advancing Wulf a frown, I have a battle to tend to and no time to play around. </text:p>
      <text:p text:style-name="P2"><text:soft-page-break/>A whistle is all it takes and two junior officers notice my problem detach themselves from battle and rush my foe with gusto. <text:s/>They quickly drive him back towards the railing and I turn my attention away from it, they can handle it.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text:p>
      <text:p text:style-name="P3">Order them to attack the Wulf ship</text:p>
      <text:p text:style-name="P2">I figure they are to little use running themselves ragged around the ship. With a loud shout of order I command their sergeant to leap over the closest gap and take the fight to the Wulfs on their ship instead. That should slow the tide of them coming over. </text:p>
      <text:p text:style-name="P2">They hasten to obey, though they're not the most organized bunch, their strongest trait has always been that they do not hesitate once told what to do. </text:p>
      <text:p text:style-name="P2">In ones and twos they push their way forward and take the leap to the Wulf ship where they disappear from sight because of the tilting angle of the enemy ship. We did Ram them after all. </text:p>
      <text:p text:style-name="P2">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2"/>
      <text:p text:style-name="P3">Order them to meet the boarders</text:p>
      <text:p text:style-name="P2">They're to no use running around and being disruptive. With a loud shout I command their sergeant to have them line up with even spacing where they're coming over at their thickest. Let them be a become a buffer for the invading Wulfs to try to pass through.</text:p>
      <text:p text:style-name="P2"><text:s/>They hasten to obey, though they're not the most organized bunch, their strongest trait has always been that they do not hesitate once told what to do. </text:p>
      <text:p text:style-name="P2">A line forms to meet the tide of Wulfs rushing over. They snap, jump and swing their heavy tails to catch or bat at the pirates as they come. </text:p>
      <text:p text:style-name="P2"><text:soft-page-break/>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2"/>
      <text:p text:style-name="P3">They probably know what they're doing.</text:p>
      <text:p text:style-name="P3"/>
      <text:p text:style-name="P2">It might look quite chaotic, but after pausing a while and watching the fighting, the disruptive charging and chasing the Raptorians are doing are keeping the Wulfs from organizing properly and ensnare our orderly lines of fighting crew. </text:p>
      <text:p text:style-name="P2">They might not catch many of the Wulfs, but they keep them constantly on their toes and help our faster Awe fighters get opportunities. </text:p>
      <text:p text:style-name="P2">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3">(Closest) Rescue your officer!</text:p>
      <text:p text:style-name="P2">I cant just abandon my trusty first-mate to some random Wulf-pirates belly! With a snarl I lunge towards the two of them and give the Wulf a lesson in why you dont stop to eat in the middle of a battle. </text:p>
      <text:p text:style-name="P2">The Wulfs eyes widen and he staggers back to avoid my sword, she's in no position to defend herself, not with my officers flailing bringing her off-balance. I soon have her pinned against the deck at the point of my sword and she quickly relinquishes her prize, spitting up my wet and flustered first-mate. </text:p>
      <text:p text:style-name="P2">To his credit, he quickly recovers and snarls, grabbing the Wulf by her tail and flings her overboard by it. Only then does he notice me and nods sheepishly, embarrassment on this face. “Er... Thanks, Captain.”</text:p>
      <text:p text:style-name="P2"><text:soft-page-break/>With my First-mate at my side, I turn to face the battle once more, it seems to have come to a concluding final face-off. </text:p>
      <text:p text:style-name="P3">(Mid-ship) Cut those ropes, bring the sails and rigging crashing down! </text:p>
      <text:p text:style-name="P2">I cant let them gain the high-ground! I rush forward and leap from the railing of the stern-castle to the critical ropes holding main-mast rigging up and cut at the crucial ropes. Meanwhile I shout a warning to those below as the structures become undone with snaps and whips of rope. With some help from attentive crew up in the masts, the rigging and part of sail drop down loosely, taking crew along with it. Some Wulfs leap to safety, other tumble into the sea or down onto the deck in hard landings. They may be nimble, but that had to hurt! The action wasent without consequence for some of my own crew however, not all are able to spread their wings and glide down safely, but I still consider it a gain. </text:p>
      <text:p text:style-name="P2">I peer at the remainder of the ongoing battle, it seems to have come to a concluding final face-off. </text:p>
      <text:p text:style-name="P2"/>
      <text:p text:style-name="P3">(Forecastle) Join the fray, assist the crew!</text:p>
      <text:p text:style-name="P2">I must help shift the balance of the fight before it goes too far out of our favor. Numbers are the key, so I dash into the fray to dodge, slash and fight my way to the knot of crew that require the most help at the opposite side of the ship. </text:p>
      <text:p text:style-name="P2">Its a slow slog, a distance I could have crossed in moments normally progresses slowly as the deck is a general chaos of bodies. Wulfs have a very mobile fighting style and seem to be all over the place and leaping in and out of the way. </text:p>
      <text:p text:style-name="P2">By the time I reach the stern-castle its almost over, Awes stand teetering on the edge of the railing, backs to the cold sea. I try to rally them, but its too late, the Wulfs press their attack to finish it and several drop into the waters and cling helplessly to the ships side with soggy coats. </text:p>
      <text:p text:style-name="P2">I retreat slowly with the few I managed to break out of the position and peer at the remainder of the ongoing battle, it seems to have come to a concluding final face-off. </text:p>
      <text:p text:style-name="P2"/>
      <text:p text:style-name="P2"/>
      <text:p text:style-name="P3">Face-off</text:p>
      <text:p text:style-name="P2"/>
      <text:p text:style-name="P3">Little Miss Wulf Captain <text:s/>(Dialogue tree. Unfinnished)</text:p>
      <text:p text:style-name="P2"/>
      <text:p text:style-name="P2">We arrived well one time at the western point of Pale-rock. <text:s/>Impressive jagged cliffs decorated the end of the windswept cold island. Southeast from here lay the Wulf lands. It is strange to consider how close our nations lay to each other. But besides the somewhat calm east-sea the routes are long and ever fraught with perils. </text:p>
      <text:p text:style-name="P2">It does not take long for our spotter to detect the sails of another ship heading for us. A Wulf interceptor by the look of it. Wulfs have always preferred small nimble ships, the interceptor was the quickest of their kind. <text:s/><text:soft-page-break/>It might even rival the perked ear while going straight. But its strengths lay in its agility and quick turns. </text:p>
      <text:p text:style-name="P2">One interceptor was no threat however, it is merely half our size and has a smaller crew. But the problem with Wulfs were that they often came in groups. </text:p>
      <text:p text:style-name="P2">This interceptor appeared to be alone and as it closed in, its flags were confirmed as part of the “The sailing company”, which would be the Wulf organized navy of privateers. Our contacts. </text:p>
      <text:p text:style-name="P2"/>
      <text:p text:style-name="P2">As they came in along-side to dock with our ship, I ordered most personnel on deck, with weapons at the ready not far from reach. My experiences with Wulfs on the east sea has taught me to never fully make assumptions of their intentions. The Raptorians I kept under deck for now, as a potential surprise. </text:p>
      <text:p text:style-name="P2">The docking was uneventful. The differences in crew was as always interesting. Where our brave Awes stood in fine rows, the wulfs seemed content with having no organization what so ever, standing in spaced bunches in every feasible nook of their ship and an alarming number of them gawking down from the sails and ropes. </text:p>
      <text:p text:style-name="P2">As soon as a plank was lowered, a short figure marched over. Wearing a captains overcoat a young looking Wulf lass peered around with suspicion before fixing me with a sneer.</text:p>
      <text:p text:style-name="P2">“You captain?” She asked with a youthful voice. </text:p>
      <text:p text:style-name="P2"/>
      <text:p text:style-name="P3">Formal greetings.</text:p>
      <text:p text:style-name="P2">I cleared my throat briefly, it was best to do this by the book.</text:p>
      <text:p text:style-name="P2">“Hail. I am indeed Avolc, captain of this vessel, well-met under the flag of truce! I was told we were to meet an esteemed captain, a male Wulf by the name of <text:span text:style-name="T1">Viriltri. “</text:span></text:p>
      <text:p text:style-name="P5">My words were met with silence. The young wulf ahead of me grimaced, like she had tasted something foul and then cocked her head at me.</text:p>
      <text:p text:style-name="P5">“Wuh!? <text:s/>Straight-speak Captain vessel-whatevers! This Captain be Viska now. We meet now!”</text:p>
      <text:p text:style-name="P5">I had to pause at that. I would have expected some crudeness from a native Wulf, but this one was just plain insolent, responding to my politeness with her Wulf-speak too. I could almost sense some of my officers tensing in the line behind me. </text:p>
      <text:p text:style-name="P5">“I... see. Im led to believe we had an understanding. An exchange of information...” I trailed off as Viska was shaking her head vigorously. </text:p>
      <text:p text:style-name="P5">“Old deal! No exchange for Viska!” </text:p>
      <text:p text:style-name="P6">Short and to the point.</text:p>
      <text:p text:style-name="P2">I frowned back at her.</text:p>
      <text:p text:style-name="P2">“Where is your captain? I was told our contacts name was <text:span text:style-name="T1">Viriltri.”</text:span></text:p>
      <text:p text:style-name="P5">The young wulf merely shrugged and didnt even bother to look at me as she responded, her gaze traveling about my ship and crew. </text:p>
      <text:p text:style-name="P5"><text:soft-page-break/>“I ate him a while back... fair and square. Viska captain now.” </text:p>
      <text:p text:style-name="P5">She had a thick dialect and was the epitome of non-nonchalance, she looked almost bored. Some of the Wulfs perching in the ropes above sniggered and snickered. It was difficult to imagine someone so young in charge of anything, no less a crew of <text:s/>anarchical wulfs.</text:p>
      <text:p text:style-name="P5">“Then our deals are with you, Viska. You have information for us.”</text:p>
      <text:p text:style-name="P5">Viska seemed to weigh my words, looking like she was sucking on one of her fangs in a thoughtful manner. In the end she showed her paws in an odd gesture and turned back towards her ship.</text:p>
      <text:p text:style-name="P2">“Captains will speak.” She beckoned and strode back over the plank. It seemed I was invited to a meeting. </text:p>
      <text:p text:style-name="P3">Wulf-specific courtesy. </text:p>
      <text:p text:style-name="P2">Perhaps it was best to talk to a wulf like a wulf after all. </text:p>
      <text:p text:style-name="P2">“This me, who mewls in my face?”</text:p>
      <text:p text:style-name="P2">I grinned confidently, I think I got the dialect right as the young Wulf perked noticeably and fixed her previously distracted gaze to my face. </text:p>
      <text:p text:style-name="P2">“Viska speaks, not mewls! This be Captain to captain.”</text:p>
      <text:p text:style-name="P2">She claimed herself captain and not to look down at her age. Which might mean our contact, Captain Viriltri is no more or has stepped down. I could only think of a few places the Wulf would have stepped down too. </text:p>
      <text:p text:style-name="P2">“The one we seek... with deals awaiting, is met in Viska then.” <text:s/>I was not very good at Wulf-speak. Something I said seemed to bemuse her. </text:p>
      <text:p text:style-name="P2">“Aye, seek the deal in Viska. New deal...” She opened her mouth and smirked. “..Old deal.”</text:p>
      <text:p text:style-name="P2">She was being obtuse even for Wulf-speak, using my weakness in the language. It was clear she was using play of words to get me to agree to something I might seriously regret. A dodge was necessary. </text:p>
      <text:p text:style-name="P2">“Old or new, let speak deal captain to captain.” I gestured toward her ship and smiled. </text:p>
      <text:p text:style-name="P14">“Aye! Lets be met.” Viska nodded almost eagerly and turned on her heel and marched back toward her ship. I followed, alone. Much to my officers chagrin. </text:p>
      <text:p text:style-name="Text_20_body"/>
      <text:p text:style-name="P13">Viskas Cabin</text:p>
      <text:p text:style-name="P2">The captains cabin of the Wulf-ship was sparse and barely even larger then a low-ranking officers hut. But it had the privacy and room for two captains to converse in peace. </text:p>
      <text:p text:style-name="P2">As I entered Viska unbuttoned her overcoat casually and sat down in a rather luxurious if compact looking lounge-chair, it was in-fact probably what passed for a bed in here as I did not spot any beds. I took a seat in a plainer chair opposite her. </text:p>
      <text:p text:style-name="P2">“So...” <text:s/>I began as Viska interrupted in thick and slow accent. </text:p>
      <text:p text:style-name="P2">“I wish to eat Awe. In new deal. I want you to become me, but will not challenge. Other fluffy one is ok, or no information.” She looked at me expectantly, almost eagerly. </text:p>
      <text:p text:style-name="P2">“You cant just remake a deal with such claims!” I barked angrily. She had some nerve to demand me or <text:soft-page-break/>someone of my choosing sacrifice themselves to her appetite. </text:p>
      <text:p text:style-name="P14">“Viska can! Viska did!” She hissed back, matching my temper. “You leave, or you come here...” She caressed at her exposed belly firmly. “... or no deals and papers for Awe!” She waved her paw at her desk where a small chest with a lock lay. So there was the Intel. </text:p>
      <text:p text:style-name="P13">Wulf Ships(Burnt rope)</text:p>
      <text:p text:style-name="P15">“Where are your companion-ships Viska? I know enough of your tactics that small interceptors like this travel alone. You like to back each-other up. “</text:p>
      <text:p text:style-name="P15">Viska looked at my face and frowned. Annoyed perhaps at my change of subjects. She shrugged in the end, as if revealing this much wasent so bad.</text:p>
      <text:p text:style-name="P15">“Awe-ship slow, late. <text:span text:style-name="T3">Swift-sister </text:span><text:span text:style-name="T4">went find Awe. No find, no see?” Viska seemed interested in our answer. If indeed the Wulf ship had gone to wait for us by Sea of fangs its unlikely it would have missed us, the path through is only so wide. </text:span></text:p>
      <text:p text:style-name="P16">“We found something in the fangs. It had been... attacked” I dug up the burned rope piece and put it down on the table. Viska was immediately up on her feet to inspect it, turning it in her paw. </text:p>
      <text:p text:style-name="P16">“Twistle-rope.” She sniffed it. “Burned recently!” <text:s/>She looked up at my alarmed and angry. “Know-tell! What-see!” Her speech became thickly Wulfish. </text:p>
      <text:p text:style-name="P16">“We found a smoldering wreck, nothing or no-one on board.” I answered calmly. </text:p>
      <text:p text:style-name="P16">Viska began to pace, deep in thought, but it only lasted moments before she looked resigned, planting herself back on her chair.</text:p>
      <text:p text:style-name="P16">“No good... should not come. Deal-stupid!” She muttered to herself, nibbling at her claws, most of it unintelligible.</text:p>
      <text:p text:style-name="P16">“Whats been happening out here in the west-sea anyway?” I probed gently, but she would not take the bait. </text:p>
      <text:p text:style-name="P16">“All in papers. Awe-captain agree to terms! Well!?” She hissed, recovering to her own nasty self. </text:p>
      <text:p text:style-name="P13">Question</text:p>
      <text:p text:style-name="Text_20_body"/>
      <text:p text:style-name="Text_20_body">“Whats the real reason for this change of agreed deals?” I pried, leaning back in my own seat. “Or your sudden change of captains?”</text:p>
      <text:p text:style-name="Text_20_body">Viska kept her arms crossed and put on a mute face. Choosing to stay adamant about her position or not let questions sway her. I kept prodding. </text:p>
      <text:p text:style-name="Text_20_body">“What about your companion-ships? Or what do you call em, hunting partners? Why are you out here on your lonesome?” </text:p>
      <text:p text:style-name="Text_20_body">My prying finally got her to irritatedly hiss at me and swat the air with her paw. </text:p>
      <text:p text:style-name="Text_20_body">“Needle-ask no-more! Viska no tell Awe nothing without deal!”</text:p>
      <text:p text:style-name="Text_20_body">“Oh.. so the answers to some of these have to do whats in those papers, eh?” I smirked, starting to glean some truths. Something has caused a lot of strife out here thats made even the Wulfs nervous. </text:p>
      <text:p text:style-name="Text_20_body">“Yes! But you will know when you me! Leave rest to other crew!” She stubbornly and persistently patted her belly again. </text:p>
      <text:p text:style-name="Text_20_body"/>
      <text:p text:style-name="P13"><text:soft-page-break/>Threaten</text:p>
      <text:p text:style-name="Text_20_body">“Why would I let you digest me or one of my crew just for some words in a paper!” I sneered. </text:p>
      <text:p text:style-name="Text_20_body">“Because, Awe-captain. Papers say warnings for Awe fleets. Many Awe ships pass here, right toward maws of foes. Mhmm, many a Awe will digest if Viska not get one.” she made a sound like a 'chrrbl'. No doubt she was pleased with her bargaining position. </text:p>
      <text:p text:style-name="Text_20_body">“This is blackmail! Perhaps i'll take them from you!” I stole a glance towards the chest. I was larger and armed. I could easily take on this young brash impudent Wulf.</text:p>
      <text:p text:style-name="Text_20_body">Viska merely cackled, she seemed to tense in her chair, a paw inside her coat, perhaps on a weapon. <text:s/></text:p>
      <text:p text:style-name="Text_20_body">“Then we be fighting. All be fighting! And even if brave Awe win over Wulf, they not find papers.” </text:p>
      <text:p text:style-name="Text_20_body">I grimaced, ofcourse the papers werent in the chest. Just like a Wulf to be sneaky like that. It would seriously jeopardize the mission if I couldnt find that intel. Our fleet could be lost because I lost patiance. </text:p>
      <text:p text:style-name="Text_20_body">“You head-thinking? Being me is better then fight.” Viska teased gleefully while she rubbed at her belly. She reminded me of the worst sides of Ziggy. I vowed to never let those two meet. </text:p>
      <text:p text:style-name="Text_20_body"/>
      <text:p text:style-name="P13">Bargain</text:p>
      <text:p text:style-name="Text_20_body">“Surely you see that without knowing the contents of this intel I can not commit to any... extreme deals.” I reigned in my temper, perhaps she could see reason.</text:p>
      <text:p text:style-name="Text_20_body">“That Awe-captain problem. Viska-deal is deal-deal.” She stubbornly persisted, crossing her arms. Her speech became increasingly thick when she was upset. </text:p>
      <text:p text:style-name="Text_20_body">“Do you think Sailing-company would feel the same? About you changing previous arrangements. Perhaps our side will retract what we've offered.” I had no way of knowing what was being exchanged from our side in this, I had to assume it was good.</text:p>
      <text:p text:style-name="Text_20_body">Viska fidgeted visibly at this. Some of it must rub her the wrong way. </text:p>
      <text:p text:style-name="Text_20_body">“Surely some form of compromise can be reached.” I ventured, not sure how much you could compromise her terms. </text:p>
      <text:p text:style-name="Text_20_body"/>
      <text:p text:style-name="P13">Plead</text:p>
      <text:p text:style-name="Text_20_body">“Viska, please. You've claimed to have read the reports, so you know it must be important to us. To the safety of our coast!”</text:p>
      <text:p text:style-name="Text_20_body">She seemed to frown at my words, so I went on. </text:p>
      <text:p text:style-name="Text_20_body">“Your kind saw devastating raids from slavers barely a century ago. We might suffer the same if we cant have these documents! Dont be stubborn!” I pleaded to her conscience, surely she'd see what her stubbornness was risking. But I assumed wrong. </text:p>
      <text:p text:style-name="Text_20_body">“Awe-captain say please-please, like pup without snack-eats. But is not Viska-deal that will raid. Is Awe-captain that is stubborn. Be Viska! Awe-home then safe.”</text:p>
      <text:p text:style-name="Text_20_body"/>
      <text:p text:style-name="P13">Viskas reaction</text:p>
      <text:p text:style-name="Text_20_body">“Mwah!” The young wulf suddenly exclaimed. “No more talk, Awe-captain talk talk ask! Viska listen <text:soft-page-break/>no more. Viska make decision!” The way she kept refering to herself in third-person in that accent was starting to grate on me. </text:p>
      <text:p text:style-name="Text_20_body">-</text:p>
      <text:p text:style-name="Text_20_body">“Viska not convinced by talks! Viska-deal or no deal! Be food or go away!” She cocked her head, her eyes gazing intently into mine. “You be food?”</text:p>
      <text:p text:style-name="Text_20_body">-</text:p>
      <text:p text:style-name="Text_20_body">“Awe-captain make sense. Awe really need paper and Viska will give...” Before I could relax, she continued quickly. “IF, Viska gets to eat another Awe!”</text:p>
      <text:p text:style-name="Text_20_body">My scowl must have been a serious thing for she added once more. “OR, Viska get to eat Awe-captain, be strongest captain, then let go.”</text:p>
      <text:p text:style-name="Text_20_body">“You're saying I either sacrifice one of my crew to you or submit to catch and release?” I sighed. </text:p>
      <text:p text:style-name="Text_20_body">“Yes-yes. Awe-captain not hear?” She waved her paw irritably. </text:p>
      <text:p text:style-name="Text_20_body">-</text:p>
      <text:p text:style-name="Text_20_body">“Awe really need paper. Awe-captain pass test! Take paper and go. Viska not hungry anymore.”</text:p>
      <text:p text:style-name="Text_20_body">It was altogether a surprising turn of events. Pressuring her the right way seemed to do the trick. </text:p>
      <text:p text:style-name="Text_20_body">“Oh? Thats splendid! Im glad you could come to terms.” I said carefully. </text:p>
      <text:p text:style-name="Text_20_body">“Well! Viska still want to eat you.” The young captain said conversationally, getting up from her seat casually and turning it upside down. Attached a hidden compartment under it, she produced a folder of bound papers. The seal on it was broken, but I chose not to make comment. </text:p>
      <text:p text:style-name="Text_20_body">“If... Awe-captain lets Viska swallow her...” She continued, she sure was endlessly persistent. “Viska will let Awe-captain go! And be happy with Awe. Maybe... do favor, yes?” </text:p>
      <text:p text:style-name="P13">Decline</text:p>
      <text:p text:style-name="Text_20_body">“No thanks” I sighed and reached my paw for the important documents. Viska looked surly for a moment, but she handed them over nevertheless. </text:p>
      <text:p text:style-name="Text_20_body">“Why dont you be my meal instead Viska? A spry young wulf like you would be healthy supper.” I teased, two could play this game. </text:p>
      <text:p text:style-name="Text_20_body">“Ha! No-no!” She laughed, forgetting her surliness. It wasent what I expected but at this point I'd take it. I got what I came for. </text:p>
      <text:p text:style-name="P13"/>
      <text:p text:style-name="P13">Decline and get Viska</text:p>
      <text:p text:style-name="Text_20_body">“No thanks” I sighed and reached my paw for the important documents. Viska looked surly for a moment, but she handed them over nevertheless. </text:p>
      <text:p text:style-name="P15">“Why dont you be my meal instead Viska? A spry young wulf like you would be healthy supper.” I teased, I could play this game again. To my surprise she seemed to pause. </text:p>
      <text:p text:style-name="P15">“Awe-strength big? How Avolc-captain beat Nipfang-captain?” She probed curiously. I saw no harm in retelling the tale. </text:p>
      <text:p text:style-name="P15">We clashed ships and our crews fought hard. But in the end we met and agreed a duel would settle who'd be the victor, which captains strength belonged to who.</text:p>
      <text:p text:style-name="P15"><text:soft-page-break/>- </text:p>
      <text:p text:style-name="P15">“I charged Nipfang with my sword, pressing the attack. We fought hard, blades clashing when suddenly his hook-blade disarmed me briefly...” Viska looked enthralled, nodding for me to keep going. “...but I was quick and dove after it. Nipfang was slow, didnt catch me and I suddenly turned and nicked his paw with a slice! “ I demonstrated the move with an imaginary swipe of my paw. </text:p>
      <text:p text:style-name="P15">-</text:p>
      <text:p text:style-name="P15">“I charged Nipfang in a tackle. We fought hard a while, it seemed Nipfang had the advantage with his strong tail, but it was a trick!” I didnt mind embellishing the tale a little bit. It had been quite a desperate fight to take on a big Wulf in wrestle. “When sure of his victory, I turned it around, twisting and pinning Nipfang.” I demonstrated my leg-lock and twist maneuver on the air. </text:p>
      <text:p text:style-name="P15">-</text:p>
      <text:p text:style-name="P15">“I let him attack and swipe and swing with his hook-blade. I was patient and quick as he got tired and frustrated.” I grinned with smug remembrance. “I saw through his tricks and waited for him to drop his guard, then I struck!” I made a sudden jabbing motion in the air with an imaginary sword. </text:p>
      <text:p text:style-name="P15"/>
      <text:p text:style-name="P15">Viska nodded slowly, she could picture it. She didnt doubt me anylonger. </text:p>
      <text:p text:style-name="P15">“Victory was mine. Nipfang submitted his strength and his crew followed.” I licked my chops and smirked at the young Wulf suggestively. Some of her brashness had gone out of her. She looked almost smaller then she had before. </text:p>
      <text:p text:style-name="P15">“Awe-captain strong. Avolc-Awe impressive to Viska.” She spoke quietly, as if it took some effort to give praise. Truth be told it was surprising to hear. I really must have impressed her. </text:p>
      <text:p text:style-name="P15">“Im glad you finally see that!” </text:p>
      <text:p text:style-name="P15"/>
      <text:p text:style-name="P13">Agree to be meal</text:p>
      <text:p text:style-name="Text_20_body">The price of that intel was just too valuable for one Awes sake. I'd rather it be me then one of my crew to take the fall. Or plunge as it was. I nodded to Viska, agreeing to become her food. I always figured id end up on the hips of a Wulf, I hoped she would not be obnoxious about it. </text:p>
      <text:p text:style-name="Text_20_body">“Yes? Mmm, good!” The young Wulf licked her lips enthusiastically and perched on her seat. The way she looked at me now, intently and hungrily, made me really feel all the more like a morsel then ever. But apparently thats what I had decided I was to her. <text:s/></text:p>
      <text:p text:style-name="Text_20_body">“Awe-captain Avolc knows where she belongs! Your strength and self become Viska now! It a good thing for both!” She rose from her chair and beckoned me over. “Come! I swallow you.” She yawned and extended her tongue. It seemed she meant to eat me right away. </text:p>
      <text:p text:style-name="Text_20_body">I stood staring at her and her gape a while, im not sure what brought me to agree to feed myself to this brat of a Wulf. Was it really only for the mission? Was it that important? </text:p>
      <text:p text:style-name="Text_20_body">Viskas tail lashed impatiently and I figured it was best not to leave her waiting and get things over with. </text:p>
      <text:p text:style-name="Text_20_body">I placed my paws in her maw, leaned in and let her start to swallow me whole. I felt a jolt of indecision and apprehension through my spine, but the decision had been made. </text:p>
      <text:p text:style-name="Text_20_body">Viska seemed briefly surprised, but soon she purred in self-satisfaction between greedy swallows, dragging me into her body. “Glk-glk-glk” soon filled my ears as my head passed over her tongue and <text:soft-page-break/>into hot darkness. <text:s/>In her eagerness she consumed with ravenous need, pulling at my body as she shoveled me down her gullet, hat, cape, gear and all, choosing only at the last second to omit my sword. That was the one thing a Wulf could surely not digest!</text:p>
      <text:p text:style-name="Text_20_body">The young Wulfesses belly must have grown and expanded considerably, drooping down with the sudden mass and weight added to it. She emitted a loud trilling yell of excitement as she took great relish in her growing form and Ego, biting dominantly at my feet as they slipped past into her jaws and vanished with a wet open-mouthed 'gluk' down the gullet. </text:p>
      <text:p text:style-name="Text_20_body">It was over, I had submitted myself to her and her demands. Whether in service to the admiralty or her cocky youthful vigor, I wasent sure. Her gloating would not wait. </text:p>
      <text:p text:style-name="Text_20_body">“Annghh...” She groaned loudly, staggering back to her seat for a brief rest, paws caressing her engorged gut. “Miiiine...” she churrled in the characteristic sound of a pleased Wulf. Who could blame her. </text:p>
      <text:p text:style-name="Text_20_body"/>
      <text:p text:style-name="P13">Viskas Belly</text:p>
      <text:p text:style-name="P2">With her belly bulging and sagging down from my weight and form, she marched us out of the cabin in a jaunty slow pace. I had to groan at the cramped squelching confines of her stomach, I could not move. I was larger then her, but her body compress me in close against her, I felt the muscles of her walk as it jostled me around from side to side in squeezing motions. </text:p>
      <text:p text:style-name="P2">A crooning hoot went up, as her crew celebrated with approving sounds at their triumphant captain. No doubt she was quite a sight, slowly marching across her ship back towards ours with lazy casual superiority, flaunting her huge Awe-filled stomach. </text:p>
      <text:p text:style-name="P2">She walked over the plank to my ship with no fear and a smirk on her face, not worried at all of the arrayed ranks of Awes staring at her with a mixture of aghast, outraged and curious looks.</text:p>
      <text:p text:style-name="P2">I felt her squezze me then, she put both her paws against my form and pushed hard. The muscles contracted and I had to groan as she loudly and mockingly 'BEEEELCHED' into the air to fully mark her triumph. It silenced any growing muttering from my crew. She spoke up. </text:p>
      <text:p text:style-name="P2">“Captains are captain. Awe is Wulf. In deal, this one agree to be Viska.” The young wulf patted on her belly, I felt the thump-thump of her paw. This was getting exceedingly humiliating. </text:p>
      <text:p text:style-name="P2"/>
      <text:p text:style-name="P14">“Wulfs be mighty. Paper-deal yours now.” <text:s/>Someone tossed the precious folder of Intel from ship to ship. </text:p>
      <text:p text:style-name="P14">Viska stood there, basking in the moment and silence that followed. She licked her lips slowly, looking about her at my crew and I felt her squezze me again as her stomach churned. <text:s/></text:p>
      <text:p text:style-name="P14">“Deal be done” She announced and leaned forward to heave me back up onto the deck of my ship. It was a slow affair, I certainly with easier in then out. </text:p>
      <text:p text:style-name="P14">But drool covered and with my pride deflated I at least emerged intact and alive, the cadets were quick to help me onto my feet. </text:p>
      <text:p text:style-name="P14">Viska marched back to her ship and quickly disappeared under deck, her fellow Wulf crew dissipated back to their duties, talking amongst themselves excitedly.</text:p>
      <text:p text:style-name="P14">“There's always a price with Wulfs. This one was... cheap... considering whats in those papers.” I assured those around me as I got to my feet. </text:p>
      <text:p text:style-name="P14"><text:soft-page-break/>They nodded, they understood. But I could not meet their eyes. </text:p>
      <text:p text:style-name="P2"/>
      <text:p text:style-name="P3">Attack Viska</text:p>
      <text:p text:style-name="P2">There was only so much ridiculous demands and Wulf hi-jinks I could tolerate. I tried counting upward to remain my cool, but only found myself thinking of ways to attack the Wulf captain. </text:p>
      <text:p text:style-name="P2">Truce be damned, I had to try to get that intel by any means necessary and teach this Wulf a clear lesson in pissing off Awes!</text:p>
      <text:p text:style-name="P2">Pin her</text:p>
      <text:p text:style-name="P2">I throw myself at the young Wulf suddenly, reaching out to clasp her and get her under my superior weight. <text:s/></text:p>
      <text:p text:style-name="P2">There are not many places for her to escape inside the tight quarters, Viska coils herself up under my charge and as I grab her, she slips like a eel out of my grip before I can pin my weight on her. </text:p>
      <text:p text:style-name="P2">I should have expected her to be fast and dexterous. So my surprise she does not try to use her opportunity to flee the room, but clings herself close to me, wriggling around to my back clasp me around my wings and pull at my arms. </text:p>
      <text:p text:style-name="P2">I grunt and struggle with her, rolling and trying to knock her against a hard surface, but she's always ready, bracing with her feet against surfaces and trying to unbalance me while she hissed and bit at the back of my neck. </text:p>
      <text:p text:style-name="P2">I should have learned how dangerous Wulfs are up close by now. My experiences from the East-sea had made my overconfident, West-sea Wulfs were far more dangerous. </text:p>
      <text:p text:style-name="P2">Its when I try to reach for her head to pry her loose from a stinging bite that she made her move. She locked her legs around my torso and pinned my arms suddenly. For being such a smaller Wulf, she had surprising leg-strength. Then came the inevitable greedy wet engulf of my head from behind. Though i've seen Wulfs pull this move before, its another to experience one. Blinded, restrained and humiliated I could naught but bumble about her cabin, knocking furniture over while she worked her jaws over my head and neck with fast rhythmic swallows. </text:p>
      <text:p text:style-name="P2">I tried to headbutt into walls, but found myself tripping as he prehensile tail wrapped around my legs and after that I was pretty much out of the fight. Only able to moan and squirm in frustration on the ground as Viska consumed me. </text:p>
      <text:p text:style-name="P2">Inevitably, I filled out her gut with my curled up heavy form just like she had wanted. She lingered on swallowing down my feet, I could feel and hear her happily purr smug self-satisfaction as she took her time to finish me off, paws playing with my tail. I kicked my feet around in her jowls unhappily until the the gulp came. </text:p>
      <text:p text:style-name="P2">Head-thunk</text:p>
      <text:p text:style-name="P2">I take a casual step forward. I can see her tense up at my approach immediately. I do not give her time to plan much or react, I see her cast a glance toward a rope dangling by the wall of her seat, most likely an alarm-bell. </text:p>
      <text:p text:style-name="P2">But her hesitation is what makes my sudden head-ringing blow from a paw all the more devastating. No <text:soft-page-break/>doubt Wulfs, especially one as young as her, has never heard of the martial art of “Punching” that all recruits of the academy are taught in nowdays.</text:p>
      <text:p text:style-name="P2">She staggers, whimpers and looses strength in her knees, clutching her head. A follow-up blow is not necessary, I easily grab her by her scruff and pin her arm behind her back. <text:s/></text:p>
      <text:p text:style-name="P2">“ooooOOww...” She complains in a muted whine, no doubt her world is spinning. “Awe-fight deal-break, truce-break!” Her Wulfish is thick and slurred, I barely make out what she's saying, but get the gist of it.</text:p>
      <text:p text:style-name="P2">“Sorry Viska.” I wasent really sorry. “Im tired of your “deals”. Here's one for you: Give me the intel, or i'll eat you.”</text:p>
      <text:p text:style-name="P2">“Neverrrr! Eeek” Her defiant yell is cut short as she yanked up suddenly, towards my waiting gape.</text:p>
      <text:p text:style-name="P2">“Your choice!” I shoved her into my jaws, clamping shut on her head before she can scream. </text:p>
      <text:p text:style-name="P2">She kicked and squirmed worse then a crazed hills-ferret, recovering quick from her daze, but i've consumed others of her kind before. I clung her to my chest while I worked my mouth down over her body, swallowing in large heavy gulps. Her muffled protests got increasingly lower as she sank into my body with ease, she was naught but morsel-sized after-all. </text:p>
      <text:p text:style-name="P2">I had to untangle her prehensile tail from around me before I should shove her down with a push on her tush the rest of the way. It was satisfying to feel her go down my gullet, wiggling as she was. The last of her long tail slipped past my lips, flicking and flashing until the last. </text:p>
      <text:p text:style-name="P2">I didnt have time to sit back and savor the moment. I immediately started to rummage through the chest and turning the furniture upside down and looking for hidden compartments in the wall. But to no avail, I could not find the real documents anywhere. She probably didnt even keep them in her room. </text:p>
      <text:p text:style-name="P2">I had to judge it a lost cause, we'd have to make do without the information, I could still probably fulfill my other objectives. But first I had to get off this Wulf-ship in one piece. It'd be all the more harder to do any objectives if I got caught. Or got my ship and crew tangled into a battle before we even arrived the Thousand islands. </text:p>
      <text:p text:style-name="P2"/>
      <text:p text:style-name="P2">Sword</text:p>
      <text:p text:style-name="P2">I draw my sword suddenly. I see her bristling at the sight of it. She had daggers on the inside of her coat, which are an advantage in such close quarters as this little cabin. </text:p>
      <text:p text:style-name="P2">I lunge for her, I dont quite intend to skewer her, but I almost do as she jumps unexpectedly. My attack seems to have caught her completely by surprise. She must not have realized how not all Awes are protocol and rules. </text:p>
      <text:p text:style-name="P2">She scampers this way and that, barely deflecting my blows, growing increasingly nervous about feeling more cold iron. She has a nasty gash already that will leave a scar. </text:p>
      <text:p text:style-name="P2">The fight is over as suddenly as it started, she looses her dagger from a hard blow and is unable to keep up with just one. I soon have her subdues under sword point, daring her to yell. She hisses angrily at me. </text:p>
      <text:p text:style-name="P2">“Awe-fight deal-break, truce-break!” Her Wulfish is thick, I barely make out what she's saying, but get the gist of it.</text:p>
      <text:p text:style-name="P2"><text:soft-page-break/>“Sorry Viska.” I wasent really sorry. “Im tired of your “deals”. Here's one for you: Give me the intel, or i'll eat you.”</text:p>
      <text:p text:style-name="P2">“Neverrrr! Eeek” Her defiant yell is cut short as she cringes under the pressing sword.</text:p>
      <text:p text:style-name="P2">“Your choice!” I grabbed her around the neck with my other paw, holding her tight and shoved her into my jaws, clamping shut on her head before she can scream. </text:p>
      <text:p text:style-name="P2">She kicked and squirmed worse then a crazed hills-ferret, but i've consumed others of her kind before. I dropped the sword briefly to cling her to my chest while I worked my mouth down over her body, swallowing in large heavy gulps. Her muffled protests got increasingly lower as she sank into my body with ease, she was naught but morsel-sized after-all. </text:p>
      <text:p text:style-name="P2">I had to untangle her prehensile tail from around me before I should shove her down with a push on her tush the rest of the way. It was satisfying to feel her go down my gullet, wiggling as she was. The last of her long tail slipped past my lips, flicking and flashing until the last. </text:p>
      <text:p text:style-name="P2">I didnt have time to sit back and savor the moment. I immediately started to rummage through the chest and turning the furniture upside down and looking for hidden compartments in the wall. But to no avail, I could not find the real documents anywhere. She probably didnt even keep them in her room. </text:p>
      <text:p text:style-name="P2">I had to judge it a lost cause, we'd have to make do without the information, I could still probably fulfill my other objectives. But first I had to get off this Wulf-ship in one piece. It'd be all the more harder to do any objectives if I got caught. Or got my ship and crew tangled into a battle before we even arrived the Thousand islands. </text:p>
      <text:p text:style-name="P2"/>
      <text:p text:style-name="P2">I draw my sword suddenly, I see her bristling at the sight of it, her eyes had been on my sword as her daggers already out of her coat and in her paws. They'll be an advantage for her in the close quarters of this little cabin.</text:p>
      <text:p text:style-name="P2">I lunge for her, but she seems to be one step ahead of me and jumps unexpectedly. Could something I said have tipped her off to my treachery? </text:p>
      <text:p text:style-name="P2">She scampers this way and that, deflecting my blows, closing the distance more and more and acctually driving me backwards toward a corner. I manage to score a gash as I try to disarm her, but instead of dropping the dagger the flings it at me, painfully pinning a wing to the wall.</text:p>
      <text:p text:style-name="P2">The fight is over as suddenly as it started, before I can recover from yanking the blade loose she pounces me hard and expertly jabs a blade in a nerve on my sword-arm causing me the drop the blade. </text:p>
      <text:p text:style-name="P2">She was all over me after that, wrestling and climbing onto my back while I held on to her arm with the dagger. I would have flung her off if she hadent suddenly and brashly jammed her jaws over my head. </text:p>
      <text:p text:style-name="P2">Its was normaly a foolish move to do mid-fight, but I found my arms pinned by her legs wrapped around my torso. And when I tried to move to head-butt against a wall, her prehensile tail tripped up my feet and we went down. Her onto her rump and me down her gullet. </text:p>
      <text:p text:style-name="P2">I was mere able to moan and squirm in frustration on the ground as Viska consumed me. </text:p>
      <text:p text:style-name="P2">Inevitably, I filled out her gut with my curled up heavy form just like she had wanted. She lingered on <text:soft-page-break/>swallowing down my feet, I could feel and hear her happily purr smug self-satisfaction as she took her time to finish me off, paws playing with my tail. I kicked my feet around in her jowls unhappily until the the gulp came. </text:p>
      <text:p text:style-name="P2"><text:s/>Sacrifice crew-member</text:p>
      <text:p text:style-name="P2"/>
      <text:p text:style-name="P2">It was a difficult choice. But in the end, the mission came first.. I sighed and nodded slowly. </text:p>
      <text:p text:style-name="P2">“Alright, you'll get your meal. One of my crew for the documents.” I growled quietly. “But they better be worth this, or ill make sure you pay!”</text:p>
      <text:p text:style-name="P2">“Viska would demand-not Viska-deal if paper valuable-not!” <text:s/>Viska grinned, pleased with herself and her bargaining skills no doubt.</text:p>
      <text:p text:style-name="P2">“Your Awe-speech is terrible. You have a deal” <text:s/>I sighed at her. </text:p>
      <text:p text:style-name="P2">This was not going to be a popular decision, but my crew should obey, they were Admiralty-trained, everyone here knew what they signed up.</text:p>
      <text:p text:style-name="P2">I ended up asking for volunteers, hiding no facts from my crew. Unsurprisingly there was no rush of people willing to do their duty. The spread of the </text:p>
      <text:p text:style-name="P2">But the surprising volunteer ended up being one of the crews few domestic Wulfs.</text:p>
      <text:p text:style-name="P2">Sailor Yeorf. I made sure to note down high commendations for him in the log. It would net extra pension gains for his next of kin.</text:p>
      <text:p text:style-name="P2">I also had the satisfaction of seeing Viska first object and then be very frustrated as I corrected her. </text:p>
      <text:p text:style-name="P2">“Our deal was one of my crew, thats what you agreed to. Not all of my crew are Awes.” </text:p>
      <text:p text:style-name="P2">We parted ways, our ships untangling from their temporary dock. The previously eager and ravenous young Wulf-captain was left looking sour and dissatisfied, despite the full gut stretching out her poorly buttoned up coat. </text:p>
      <text:p text:style-name="P2">It was a minor victory in such a harsh deal. I fought not to smirk at her, I had still lost a valuable crew-member to something that felt avoidable after all. </text:p>
      <text:p text:style-name="P2"/>
      <text:p text:style-name="P2">Happy Keeper</text:p>
      <text:p text:style-name="P2">I arrived at Keepers little office, it was an out of the way place close to the cargo-hold where supervision and record-keeping could be close at hand. </text:p>
      <text:p text:style-name="P2">He was surprised to see me enter, one does not always expect the captain to be wandering about and making visits. </text:p>
      <text:p text:style-name="P2">“Ah, Captain!” The Wulf rose from his chair. “I was just thinking about you. We are close to our rendezvous, yes? I expect you want some intel.”</text:p>
      <text:p text:style-name="P2">I nodded firmly.</text:p>
      <text:p text:style-name="P2"><text:soft-page-break/>“Good, good very good. May I offer you some drink? Have some fine teas, no? Very well, straight to the point. We have a lot to go through.”</text:p>
      <text:p text:style-name="P2">I sat down at the offered chair. “Im unsure why I could not have been informed of the specifics of this information prior to departure.”</text:p>
      <text:p text:style-name="P2">“Oh you know! Insurance for one. I could never be sure if I'd be deemed... disposable if I had no leverage. Secondly, I wanted to make sure you deserved information.” </text:p>
      <text:p text:style-name="P2">I had to quirk a brow at that and cross my arms. But before I could say anything Keeper held up a paw.</text:p>
      <text:p text:style-name="P2">“Both the Grand admiral and I have not been entierly forthwith with you. On my request acctually. You see, im not so much a citizen of Aweland as I am a member of 'The sailing company'.”</text:p>
      <text:p text:style-name="P2">“You are a Spy!?” I tensed in my seat, putting my paw on the saber at my hip. </text:p>
      <text:p text:style-name="P2">“Yes and no. I have served that function, but right now I am here with the Grand admirals blessing.”</text:p>
      <text:p text:style-name="P2">“Explain.” I muttered.</text:p>
      <text:p text:style-name="P2">“Hmm, where do I begin” Keeper mused. </text:p>
      <text:p text:style-name="P2"/>
      <text:p text:style-name="P2"/>
      <text:p text:style-name="P2"/>
      <text:p text:style-name="P2">Angry Keeper</text:p>
      <text:p text:style-name="P2"/>
      <text:p text:style-name="P2">I arrived at Keepers little office, it was an out of the way place close to the cargo-hold where supervision and record-keeping could be close at hand. </text:p>
      <text:p text:style-name="P2">If he was surprised to see me he did not show it. He sat behind his desk and shuffled his papers. </text:p>
      <text:p text:style-name="P2">“Captain.” He barely nodded in borderline disrespect. I got the feeling he was not pleased to see me. </text:p>
      <text:p text:style-name="P2">“Keeper. We approach our rendezvous with our wulf contact. I am told you were to divulge some vital information about this meeting.”</text:p>
      <text:p text:style-name="P2">“Mmmm.” The wulf hummed thoughtfully. “Yes, I suppose thats right. My duty requires as much of me.”</text:p>
      <text:p text:style-name="P2">A moment of silence passed. I felt annoyance growing.</text:p>
      <text:p text:style-name="P2">“So, start by telling me why this information had to wait until now!” </text:p>
      <text:p text:style-name="P2">Keeper idly pawed at a cup with what I assumed was tea before he answered. </text:p>
      <text:p text:style-name="P2">“I work with 'The sailing company', if you hadent already guessed”. </text:p>
      <text:p text:style-name="P2">“You are a Spy!?” I tensed in my seat, putting my paw on the saber at my hip. </text:p>
      <text:p text:style-name="P2">The Wulf smirked at me toothily and held up a paw. </text:p>
      <text:p text:style-name="P2">“Yes and no, im here with your Grand Admirals blessing. I have been the contact between our two nations <text:soft-page-break/>military on the west.”</text:p>
      <text:p text:style-name="P2">“You have some explaining to do.” I rubbed at the pommel of my saber and gave the wulf a hard glare. He's been giving me a lot trouble in the time on his ship. </text:p>
      <text:p text:style-name="P2">“Hmm, where do I begin?” Keeper mused and grinned again. </text:p>
      <text:p text:style-name="P2"/>
      <text:p text:style-name="P2">Start with why you're here, if not as an officer. </text:p>
      <text:p text:style-name="P2"/>
      <text:p text:style-name="P2">“Its more of a matter of why YOU are here.” </text:p>
      <text:p text:style-name="P2">“You're here to escort me. For I have information for the Wulfs from your government as much as I have some for you from us. However I am not the one carrying this information, I am just here to help you broker it in an equal trade of intelligence.”</text:p>
      <text:p text:style-name="P2">“Your Grand Admiral has already supplied me with what your government was willing to part with. Fleet-movements, sightings, trade contracts and rumors from Gryph traders. All pieces to a greater puzzle. “</text:p>
      <text:p text:style-name="P2">“The issues rising in the west seas concern both Wulf and Awe alike. I'll tell you this much, there's bad trouble brewing out there if rumors are to be believed.“</text:p>
      <text:p text:style-name="P2">“What else can you help me with?”</text:p>
      <text:p text:style-name="P2"/>
      <text:p text:style-name="P2">“Well, im to help you make negotiation go smoothly and vouch for the information traded, not do them for you. Its still up to you to deal with Captain Viriltri. It will be fun to see how you handle homeland-Wulfs.”</text:p>
      <text:p text:style-name="P2">Keeper snickered mischievously. </text:p>
      <text:p text:style-name="P2">“Im sure it will go fine though. They will have sent someone thats dealt with you Awes and your peculiar speech before.”</text:p>
      <text:p text:style-name="P2"/>
      <text:p text:style-name="P2">“How much troubles have the Wulfs been having to warrant this cooperation?”</text:p>
      <text:p text:style-name="P2">There's always been trouble. But the sailing company has built a network of protection that has kept our shores safe from raids for quite a few decades now. </text:p>
      <text:p text:style-name="P2">If you know our history, you've most likely heard that we have a long history with Gator-kind. Your little scare with Gator-slavers a few seasons ago was nothing to the century of abductions and raids our ancestors suffered. We even faced a minor invasion early in hour history that briefly threatened our independence. </text:p>
      <text:p text:style-name="P2">Needless to say, we like to keep a close eye on things westward and keep our waters as safe as they can be. But as you might well know, something plagues the sailing routes west. Ships disappear or pass without incident seemingly on random. </text:p>
      <text:p text:style-name="P2">It grew especially alarming when ships of the company started to suffer the same. Whole units. </text:p>
      <text:p text:style-name="P2"><text:soft-page-break/>“Who could be responsible?”</text:p>
      <text:p text:style-name="P2">Well, if we knew we wouldn't be here now would be? </text:p>
      <text:p text:style-name="P2">Most suspect the Empire of course. While they are officially at peace with yours and mine kind, their attention most likely on some endless internal strife or western war in their giant continent. That is merely business as usual for their kind, a form of stability.</text:p>
      <text:p text:style-name="P2">Any new irregularity is a cause for concern. Its been a century since they last had a 'Warlord' of some kind. That sent their empire suddenly sprawling all over the seas and nearly brought doom to our shores. And that was just a diversion, a minor exploration fleet. It would be the worst fear of everyone if a new one had arisen with eyes eastward. </text:p>
      <text:p text:style-name="P2">But Gators are not known for subterfuge. We'd have heard something by now if their 'clans' were uniting. There are other examples that are worthy of scrutiny, like Gryph trading houses sail and trade without incident. Perhaps they're in on it, or perhaps they're as innocent as they claim, their trade ships certainly are not built for war, but we cannot be certain.</text:p>
      <text:p text:style-name="P2"/>
      <text:p text:style-name="P2"/>
      <text:p text:style-name="P2"/>
      <text:p text:style-name="P2"/>
      <text:p text:style-name="P2"/>
      <text:p text:style-name="P2"/>
      <text:p text:style-name="P2"><text:span text:style-name="T2">Gators</text:span> </text:p>
      <text:p text:style-name="P2">They are an old race that have fought and warred each-other before even the furred races of the east across the sea even established their first real cities. </text:p>
      <text:p text:style-name="P2">Gators come in different breeds and sizes. There can often be as stark a size difference gator to Gator as there is in intelligence. Different habitats have given rise to a diverse species that over time have bred and mixed together as they have conquered or otherwise unified under similar banners. Size do not denote positively or negatively to intelligence, but often enough a smaller Gator has had to be clever to survive to adulthood. </text:p>
      <text:p text:style-name="P2">But most Gators are known for their hulking size, large guts and brutish behavior. The cleverest and largest among them are often the one who rise to power. Power they often wish to expand. This leaves them with a checkered messy past of constantly rising and falling communities, kingdoms and minor nations.</text:p>
      <text:p text:style-name="P2">True Gator history is dominated by the rise Warlords. A warlord is a Gator of special kind of breed that seem to appear every few hundred years. They are rumored to be larger, smarter and posses a charisma that other Gators find irresistible. Whether they truly are some form of Apex-Gator or history simply has embellished them remains unconfirmed. </text:p>
      <text:p text:style-name="P2">But their impact on gator history is undeniable, a rise of a warlord is often quick and represent the time Gator-kind is truly the most ferocious dangerous. For they are unified and working towards a purpose together. They shape their history and those around them to such a degree that gators refer to the time <text:soft-page-break/>they ruled and the time afterwards in ages dedicated to their name. In ways, Warlords represent smaller golden ages of progress for Gator-kind.</text:p>
      <text:p text:style-name="P2"/>
      <text:p text:style-name="P2">Warlord Gatox the mighty <text:s text:c="3"/>ca 4000+ years ago</text:p>
      <text:p text:style-name="P2">Warlord Gatox is the first recorded true warlord of Gator-kind. Most Gators of today will claim to have lineage tracing back to Gatox. Gatox is rumored to rallied his kind into rebellion against a forerunner occupation. Though tales of his exploits diverge, there are many epics about mighty beasts he slew and ate, countless warriors he slew and ate and cities he single handedly also conquered and ate. Tales of his fall also diverge, but most seem to agree on that he one day simply tried to eat too much.</text:p>
      <text:p text:style-name="P2">Warlord Harrow the Conqueror <text:s text:c="2"/>ca 4000-3500 years ago. </text:p>
      <text:p text:style-name="P2">Harrows campaigns are well-documented and studied among Gator-kind and his tactics are often used and reproduced almost religiously in wars up till today. A few hundred years after Gatoxes time, Harrow rose to power with a small organized army from the Midland center marches. With superior tactics he quickly laid to ruin competitors and lords alike and unified the scattered kingdoms that had arisen after Gatoxes reign. He focused their power outward and under his rule stood for the largest expansion of Gator territory then any other warlord afterwards. But In ways he was more of a settler then a warrior, for it was mostly empty lands they conquered. But Harrow the settler would have not given credit to this tactical genius. </text:p>
      <text:p text:style-name="P2"/>
      <text:p text:style-name="P2"/>
      <text:p text:style-name="P2"/>
      <text:p text:style-name="P2">Warlord Krakow the pillager 3500-3200 years ago</text:p>
      <text:p text:style-name="P2">What Harrow built, Krakow nearly tore down. Krakow is an example of a Warlord that truly can represent the most dangerous of what Gators can be. A ferocious mindless fighting force. </text:p>
      <text:p text:style-name="P2">Krakow grew up while the tales and exploits of Harrow was still fresh in many Gators minds. Many ambitious warriors proclaimed themselves Warlords at this time. Krakow sought them out and defeated them all either through single-combat or underhanded but efficient surprise attacks.</text:p>
      <text:p text:style-name="P2">The lands of the Gators by this time was too large and stable with alliances built from Harrows legacy for Krakow to unify through conquest under his banner under one lifetime. </text:p>
      <text:p text:style-name="P2">The word of his name circulated a while but not gain traction until he with his army invaded the south-lands and defeated the Gryph armies of Spurrfeath. Gators left their homelands in droves to flock to his banners and conquests. Though Krakows armies suffered heavy losses to the brave and desperate defenders of the south-lands, his blood-lust and appetite did not abate until his pillaging armies reached the southern sea. With his momentum lost and new eager Gators flooding from from the north to join the fight, Krakows mighty army imploded under the weight of itself. With no supply-train, minimal discipline and nothing to conquer, Krakow is said to have been lost in the ferocious infighting that inevitably occurred.</text:p>
      <text:p text:style-name="P2">Leaderless the hordes of gator warriors spread and rampaged the south-lands in minor warbands for years to come, putting a permanent end to the Gryphs ancestral homes, nations and varied city-states. Back up north, the void left by so many warriors leaving their homes gave spark to ambition and wars that put an <text:soft-page-break/>end to the time of stability that Harrow built. </text:p>
      <text:p text:style-name="P2">Warlord Nindar the builder, 2500 years ago.</text:p>
      <text:p text:style-name="P2">The Story of Nindar is an unlikely one, his actions were not given a “Warlords” status and recognized until nearly a few hundred years later by Core the Unifier. </text:p>
      <text:p text:style-name="P2">Amidst the chaos left from Krakows rampage and the ripples of conflict that shook the continent for decades thereafter, a young gator rose to fame not through war and prowess but skill and intellect. </text:p>
      <text:p text:style-name="P2">Nindar began his career as building ingenious and spectacular forts.</text:p>
      <text:p text:style-name="P2">He applied construction techniques he himself pioneered that quickly impressed local leaders and dukes. For the forts were not only sturdier and harder to assail, they looked spectacular and imposing.</text:p>
      <text:p text:style-name="P2">It was also the speed of which he finished the projects, all thanks to the fast-drying and hardening rock-mold mix today called Nindar-Stone, forts no longer had to be build by hauling rocks from quarries or mountains but could be made on location with much easier to acquire materials. </text:p>
      <text:p text:style-name="P2">Soon his skill was sought after by every minor baron and king in the lands and his wealth greatly grew with it. With the riches he amassed he made himself an army of not soldiers, but builder apprentices. </text:p>
      <text:p text:style-name="P2">Nindars architecture exploded across the land, the greatest of which were the ones he personally oversaw, one project always out-shadowed by the next. </text:p>
      <text:p text:style-name="P2">His final project which in the end claimed his life in a controversial construction accident would be The great tower of Nindar that still stand to this day. Though he did not see it to its completion, the greatest of his apprentices poured over his plans and sketches and finished it 10 years after his death.</text:p>
      <text:p text:style-name="P2">What Nindar perhaps unwittingly achieved with his construction was a kind of peace no Warlord of time could have achieved. His many forts that now dotted the land gave stability and security to the many kingdoms previously not seen. In the few cases where war did break out, Nindars Forts proved themselves to be very costly affairs to siege time and time again. </text:p>
      <text:p text:style-name="P2">Warlord Core the Unifier, 2000 years ago </text:p>
      <text:p text:style-name="P2">Core went by many names throughout his life and was at times thought to be several people. He rose to power in the stability or rather uneasy truces and alliances that followed the many kingdoms held. The cost of war was high, none wished to expose their back to another by tying up their resources on one flank or be bogged down by Nindars Forts. Yet greed and ambition would not be sated and the situation gave rise to a new sort of warfare. Mercenary wars. If threatened a kingdom could quickly bolster its forces with coin and just as quickly stand such an army down.</text:p>
      <text:p text:style-name="P2">Core led an independent army for hire, one with allegiance to the one with the most coin. He helped many a kingdom expand their territories and claim land by clever quick tactics of raids deep within borders. But he would never tie himself down in allegiance or servitude to any lord for long. Core had ambitions of his own, one which he soon sprung on the unsuspecting kingdoms.</text:p>
      <text:p text:style-name="P2">With his wealth he had one by one bought and taken ownership of all the independent armies the many kingdoms increasingly relied upon. Under different guises and names he posed as different leaders and many times even waged skirmish-wars against himself as a ruse. </text:p>
      <text:p text:style-name="P2"><text:soft-page-break/>By manipulating the ambitions and fears of the leaders he created a conflict where one of his armies threatened another and caused a major build up of mercenary forces and armies. It was looking like an all out war between the many kingdoms and alliances. But few other then Cores most trusted captains knew who the majority of the armies assembled across the many borders truly belonged to.</text:p>
      <text:p text:style-name="P2">In one fell swoop, in an operation called by many names but in the end coined as “Cores triumph” the armies of Core captured 3 of the major central kingdoms and 8 outlying baronies and cities without assaulting a single rampart, for his troops already stood on them.</text:p>
      <text:p text:style-name="P2">The balance of power shifted dramatically. And in a few years, those that would not yield found themselves conquered by an army that seemed to know every in and out of their defenses. </text:p>
      <text:p text:style-name="P2">Core became in part the first Warlord Emperor of the empire and unifier of the fractured lands without excessive loss of life or warfare. His reign and title of Warlord was quickly recognized and soon the continent was for the first time, united as one. </text:p>
      <text:p text:style-name="P2">Many put focus on Cores guile and cleverness in how he conquered and deceived the old kingdoms into his mercy. But few truly realize how the domestic policies and laws he set in place thereafter made sure the Empire he helped create held and did not fracture apart under its own weight even long after he was gone. </text:p>
      <text:p text:style-name="P2">Warlord Maw the burner</text:p>
      <text:p text:style-name="P2">A greater failure then Krakow. Tried to burn the remaining gryphs but got defeated.</text:p>
      <text:p text:style-name="P2">Warlord Clix the explorer</text:p>
      <text:p text:style-name="P2">A ship-builder and innovator. He drove gators to follow him out to sea and mapped most of the surrounding islands and lands. </text:p>
      <text:p text:style-name="P2"/>
      <text:p text:style-name="P2"/>
      <text:p text:style-name="P2"/>
      <text:p text:style-name="P2">Deepening couple</text:p>
      <text:p text:style-name="P2">I was interrupted today by a peculiar request brought forward by First-mate Arn. A couple wishing to perform a 'Deepening'. We're barely started on our journey and already some Awes appear to have fallen deeply for one-another. <text:s/>I never had this arise in the East-sea, of course there was talk, like all sailors talk. And when I was captain I stated something to the effect of keeping close personal matters for when you're off-ship. But it was also a smaller tight-knit crew.</text:p>
      <text:p text:style-name="P2">I had to consult the tome of laws about this one and normally a Deepening is not an affair of the state at all, it needs only be registered and lately some regions have begun demanding written consent forms. Such as the rise of bureaucracy is. </text:p>
      <text:p text:style-name="P2">But its different in the Admiralty if you're in active duty, on-mission and fit to serve for the same reason pregnancies are highly discouraged. <text:s/>It takes an able-bodied Awe out of the action. Interestingly however nowhere could I find either actually were outright forbidden, just against normal policies of the fleet and captains. Each ship of course sets their own policies within this framework. </text:p>
      <text:p text:style-name="P2">Im still new to this crew, i've spent long hours catching up on all documentation related to this ship, the <text:soft-page-break/>crew-manifest most of all, this situation feels like a bit of a headache. I feel like just getting it over with. But who knows what im setting myself up for by either choice. Arn seem to be pressing for approval, I didnt quite take him for the compassionate Aweist type. </text:p>
      <text:p text:style-name="P2"/>
      <text:p text:style-name="P2">Approve Deepening</text:p>
      <text:p text:style-name="P2">After a brief interview with the two, the joiner a first-rank sailor and the, to-be-joined, a Squire. I feel their affection seem genuine enough. Apparently they had brought forth this request before but been rebuffed and discouraged. But now the feelings had re-blossomed so they figured to try their luck with the new captain. </text:p>
      <text:p text:style-name="P2">In the end its a question of how much control I want to exert over the crew, it was after all something the previous captain apparently tried too hard at. Still, the decision is mine to make. </text:p>
      <text:p text:style-name="P2">I gave the joined, Squire Midlotta (Quite the mountains name), some leave for the digesting she'd be needing to do. She assured me she could still perform her duties, but I was feeling generous.</text:p>
      <text:p text:style-name="P2">I squeezed the paw of the joiner and wished him a smooth passing and thanked him for his service. His name escapes me at the time of writing, which seems appropriate as its now written over to squire Midlotta as second name. I left the formal documentation to Cadet Valnos, it seemed good practice. <text:s/></text:p>
      <text:p text:style-name="P2">Forbid Deepening </text:p>
      <text:p text:style-name="P2">I let them down softly but they were understandably disappointed. They'll just have to continue showing affection for one another the traditional ways. </text:p>
      <text:p text:style-name="P2">In the end I have to run a stable ship here, or i'll find myself short on crew one day when suddenly a cult of personality have started and everyone deepened themselves to a charmer. The policy is there for a reason and I have to trust the wisdom of the Admiralty. </text:p>
      <text:p text:style-name="P2"/>
      <text:p text:style-name="P2"/>
      <text:p text:style-name="P2">Pirate ship</text:p>
      <text:p text:style-name="P2">A ship is spotted by the look-out soon after sunrise north-west of us. A mere speck, it seems be on an opposite course from us, heading straight east, taking it toward Pale-rock. Its quite far north to be heading toward Wulf-lands. And the must know that the three-moon tides should have closed off the Sea of fang passage to Awe-lands by now. <text:s text:c="2"/></text:p>
      <text:p text:style-name="P2">By mid-day the ship has changed course and is heading straight for us. It has wind in its back and will be able to catch us unless we turn around and head away from it. But I have no intention of doing that. </text:p>
      <text:p text:style-name="P2">It approached rapidly during the day and its configuration was soon clearly evident. I first thought it another Awe-frigate like ours, it sure is of similar design. But the way it carries it sails and the width of the ship is different from anything we have. Its no merchant-vessel either. </text:p>
      <text:p text:style-name="P2">The only prudent thing to do is prepare for confrontation and I order general quarters. All hands to ready stations. </text:p>
      <text:p text:style-name="P2"><text:soft-page-break/>Pre-battle approach</text:p>
      <text:p text:style-name="P2">The enemy ship is approaching fast. It appears to be of similar configuration to ours, a long and fast frigate. No doubt where our hired ship-builders got their designs from. It would explain how they managed to approach so fast. While they're coming at us they don't seem to be heading straight for us, so they at the least don't seem to have plans to ram us. </text:p>
      <text:p text:style-name="P2">We have some time, albeit short, to prepare for battle. I have two reserve units waiting below-deck for orders that can assist in the preparation if need be. </text:p>
      <text:p text:style-name="P2">The forward ballista is being hastily assembled by experienced crew-awes. We could probably also get the rear one up in order just in time if I divert crew from other areas to work on it. </text:p>
      <text:p text:style-name="P2">But I could instead assign the extra hands to help with the sails, that ought to give us a little more speed to maneuver with. </text:p>
      <text:p text:style-name="P2">Lastly, I could simply have the reserves stand by, out of everyone's way and ready themselves for eventual melee and damage control. </text:p>
      <text:p text:style-name="P2"/>
      <text:p text:style-name="P2"/>
      <text:p text:style-name="P2">Ballista</text:p>
      <text:p text:style-name="P2"/>
      <text:p text:style-name="P2">We need more firepower, on my order the parts for the second weapon start to make their way up. The crew have drilled well, it looks like they'll just about get it in working order before the enemy ship is in range. </text:p>
      <text:p text:style-name="P2">If their ship is any bit as solidly built as ours, then the missiles fired from these wont do much to their hull. But we can still aim for critical points like sails, mast, rudder and even crew to give ourselves an advantage. Doubly so now with two weapons operational. </text:p>
      <text:p text:style-name="P2"/>
      <text:p text:style-name="P2">The ship is entering maneuvering range, still much too far out of weapons range, but close enough for us to adjust what kind of approach we want. We could charge in close aggressively, try to out-maneuver them and get on their tail or slug it out at range. </text:p>
      <text:p text:style-name="P2">By the looks of it they might be opting for something close to the last two themselves. This are still simply approaching at an angle. </text:p>
      <text:p text:style-name="P2"/>
      <text:p text:style-name="P2">Sails</text:p>
      <text:p text:style-name="P2"/>
      <text:p text:style-name="P2">Speed, its what this ship is good for. But with extra crew helping with the sails we can be faster at switching <text:s/>between full and half sail tighten up our otherwise clumsy maneuvering. </text:p>
      <text:p text:style-name="P2">Seeing as their ship is similar to ours, it might just be the edge we need in this fight to gain the advantage.</text:p>
      <text:p text:style-name="P2"><text:soft-page-break/>The ship is entering maneuvering range, still much too far out of weapons range, but close enough for us to adjust what kind of approach we want. We could charge in close aggressively, try to out-maneuver them and get on their tail or slug it out at range. </text:p>
      <text:p text:style-name="P2">By the looks of it they might be opting for something close to the last two themselves. This are still simply approaching at an angle. </text:p>
      <text:p text:style-name="P2"/>
      <text:p text:style-name="P2">Stand-by</text:p>
      <text:p text:style-name="P2"/>
      <text:p text:style-name="P2">I order the extra crew to stand-by. You never know when and where you'll need them once things get heated. </text:p>
      <text:p text:style-name="P2">They wont be entirely idle down there I am sure. They'll ready weapons for boarding and close-combat to be close at hand. Any determined ship battle tend to end in fire or a clash of brawn and bravery. </text:p>
      <text:p text:style-name="P2">The ship is entering maneuvering range, still much too far out of weapons range, but close enough for us to adjust what kind of approach we want. We could charge in close aggressively, try to out-maneuver them and get on their tail or slug it out at range. </text:p>
      <text:p text:style-name="P2">By the looks of it they might be opting for something close to the last two themselves. They are still simply approaching at an angle, perhaps im just paranoid and they want a good look at us. </text:p>
      <text:p text:style-name="P2"/>
      <text:p text:style-name="P2">Aggressive approach</text:p>
      <text:p text:style-name="P2"/>
      <text:p text:style-name="P2">I order us to charge into close range. They seem a bit shy in their approach so going in close might not be in their favor. </text:p>
      <text:p text:style-name="P2">The forward ballista readies itself to fire, there is still a good way to go before they can aim at anything worthwhile. </text:p>
      <text:p text:style-name="P2">The enemy ship is close enough now that I can see figures moving on their deck. There is also a peculiar 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ext:soft-page-break/>The crew look to me for instructions, fear on many of their faces. This was new and terrifying. </text:p>
      <text:p text:style-name="P2"/>
      <text:p text:style-name="P2">Maneuver</text:p>
      <text:p text:style-name="P2"/>
      <text:p text:style-name="P2">Charging in or staying at a safe enough distance do not feel like the right approach. One is too aggressive and the other to cautious. Like pieces on a playing-board we have to use our ship to the fullest and pin down our foe. </text:p>
      <text:p text:style-name="P2">I order the sails tightened for a burst of speed, I intend to fling us past them quickly and then come around behind them and try to stay on them. </text:p>
      <text:p text:style-name="P2">As we speed on by outside weapons-range the enemy ship is close enough now that I can see figures moving on their deck. There is also a peculiar 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Ranged fire</text:p>
      <text:p text:style-name="P2"/>
      <text:p text:style-name="P2">We'll test their mettle at range first. I have trust in the sturdiness of this ship from the journey here. The ballista crews stand ready, I do not need to tell them what to aim at. They know their weapons better then me. </text:p>
      <text:p text:style-name="P2">I keep a close eye on the enemy ship. Its getting closer now, I can see figures moving on their deck. There is also a peculiar 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text:soft-page-break/>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Retreat!</text:p>
      <text:p text:style-name="P2"/>
      <text:p text:style-name="P2">They have some devastating weapons we have no information about, it out-ranges us and out-fires us. This would explain why ships go missing without a trace. Who could stand a chance against anything like this!?</text:p>
      <text:p text:style-name="P2">We can not stay, I quickly order the ship around, full sails up. The weapons seem to be side-mounted on starboard side. We're close enough now that I can see figures working on a black tube of some sort. There appears to be two of them. Luckily they appear to take a long time to load. <text:s/></text:p>
      <text:p text:style-name="P2">I feint our ship towards port in favor of the wind and order or sails prepared for half-sail. Its the obvious escape route and what would get us most speed. They anticipate our move, moving to turn along with us and keep us in their firing arch. I grin and turn the ship starboard, crew pulling up the sails to give us a better turn. </text:p>
      <text:p text:style-name="P2">We are outside their firing arch for now. Sails again on full but somewhat against the wind. </text:p>
      <text:p text:style-name="P2">The enemy ship is turning, but much slower and on full sails, this will take them on a much wider turn. </text:p>
      <text:p text:style-name="P2">We've bought some time and distance. But they're still in range if they decide to turn their broadside and shoot again. But unless they hit somewhere critical them we'll be able to flee them. </text:p>
      <text:p text:style-name="P2"/>
      <text:p text:style-name="P2">Keep current plan!</text:p>
      <text:p text:style-name="P2"/>
      <text:p text:style-name="P2">That is a truly devastating weapon. This would explain why ships go missing without a trace. Who could stand a chance against anything like this!?</text:p>
      <text:p text:style-name="P2">Anyone faced with this would surely turn tail and flee. Perhaps that is what they are counting on too.</text:p>
      <text:p text:style-name="P2">I feel my fur bristling and poofing as I shout the orders to maintain course, it helps to look larger and confident, especially with orders like these. The crew hesitate for a second, giving me a look before they rush back to their tasks. </text:p>
      <text:p text:style-name="P2"/>
      <text:p text:style-name="P2">AggressiveEnemy();</text:p>
      <text:p text:style-name="P2">Win</text:p>
      <text:p text:style-name="P2">ManeuverEnemy();</text:p>
      <text:p text:style-name="P2"><text:soft-page-break/>Lucky win if ballista is fixed otherwise loose</text:p>
      <text:p text:style-name="P2">RangedEnemy();</text:p>
      <text:p text:style-name="P2">Loose</text:p>
      <text:p text:style-name="P2"/>
      <text:p text:style-name="P2">Change of plans: Charge!</text:p>
      <text:p text:style-name="P2">That is a truly devastating weapon. This would explain why ships go missing without a trace. Who could stand a chance against anything like this!?</text:p>
      <text:p text:style-name="P2">Anyone faced with this would surely turn tail and flee. Perhaps that is what they are counting on too.</text:p>
      <text:p text:style-name="P2">I feel my fur bristling and poofing as I shout the orders to turn towards them and charge, it helps to look larger and confident, especially with orders like these. The crew hesitate for a second, giving me a look before they rush back to their tasks. </text:p>
      <text:p text:style-name="P2">We are at an disadvantageous distance. It will take time to come into close range with the foe. I expect we will take a hit or two. </text:p>
      <text:p text:style-name="P2">'TWANG' goes the ballista, it seems the forward crew that were nearly hit by the first impact have maintained their wits about them. The bolt sails through the air and falls short, much too short. </text:p>
      <text:p text:style-name="P2">The response is another loud 'THOOM' of their weapons. I hardly need to shout for the crew to take cover, they all dive to the deck. </text:p>
      <text:p text:style-name="P2">The shot rips through several sails and rigging, causing the top left part of the main sail to sag and flutter. Several crew fall towards the deck but are luckily able to break their fall with outspread wings and safety harnesses. </text:p>
      <text:p text:style-name="P2">'THOOM' goes the second canon. It hits the bow of the ship, where we are the most armored. The whole ship seems to shudder with the impact but there is no immediate sign of damage. If it breached the hull im sure someone will be along to tell me about it soon. </text:p>
      <text:p text:style-name="P2">“KEEP COURSE! STAND FIRM!” I shout to maintain discipline. The crew must not give in to despair and flight. </text:p>
      <text:p text:style-name="P2">They need to stay brave, counting the reload time of their weapons, we'll be hit by another salvo before we reach them. </text:p>
      <text:p text:style-name="P2"/>
      <text:p text:style-name="P2">Win but with significant damage. </text:p>
      <text:p text:style-name="P2"/>
      <text:p text:style-name="P2"/>
      <text:p text:style-name="P2">&lt;p&gt; Something bright streaks toward the enemy ship and thwangs dead-center on their hull, I see our rear ballista has changed ammunition to incendiary. I refrain from telling them that they cant hope to light them on fire like that, they probably know their jobs. &lt;/p&gt;<text:line-break/><text:line-break/><text:soft-page-break/>&lt;p&gt; We are close enough now that i can make out that the figures on the enemy ship are mostly Gators. Could it be the empire on the warpath then after all? But i do not recognize any markings, flags or insignia. Gators on the warpath are far from subtle, they tend to want you to know who's beating them. &lt;/p&gt; <text:line-break/><text:line-break/>&lt;p&gt; We've ended up circling each other, they do not want us to close the gap too much, afraid of loosing the edge their weapon provides mayhaps. Our ballistas are hammering them, i can see our forward piece has already done good work sabotaging their sails with repeated fire, slowing them down. Im unsurprised to see Gryphs, no doubt mercenaries or conscripts, swooping to and fro to undo the damage. &lt;/p&gt;<text:line-break/><text:line-break/>&lt;p&gt; I cant quite remember what i was yelling at some bumbling crew, for what happened next threw everyone down violently. One moment a streak of light from our rear ballista it landed among the enemy crew fussing and loading their odd weapons, the next, a dramatic explosion, followed by the loudest thunderclap, sent a wall of wind at us as fire consumed their ship in a large blooming ball of heat and light. &lt;/p&gt;<text:line-break/><text:line-break/>&lt;p&gt; My ears rang as i clutched the deck, the force of it rocked our ship back hard and tore some sails loose from the mast. All was confusion for several moments until i got back on my feet and was able to assess the situation. &lt;/p&gt;<text:line-break/><text:line-break/>&lt;p&gt; Someone was cheering. The rear ballista crew were hooting and soon the rest of the dazed crew joined, raising paws in the air at the enemy ship that had seemed to have broken in two, both pieces on fire and breaking apart further. &lt;/p&gt;<text:line-break/></text:p>
      <text:p text:style-name="P2">Westward</text:p>
      <text:p text:style-name="P2">I set our course Westward. The Wulf-ship turns around and with full sails races back south-east toward Wulf-lands. </text:p>
      <text:p text:style-name="P2">It was always peculiar dealing with the Wulfs. They have no larger centralized government like us yet still manage to function under some sort of basis of mutual benefit and cooperation. What looks near anarchistic on the surface they manage to somehow thrive under. It always made dealing with them a haphazard affair however, one that could turn one way or another. </text:p>
      <text:p text:style-name="P2">Still, things had gone surprisingly well in the end this time. Though I wish they were simpler to deal with sometimes i cant complain about getting to skip on today rations, the former Wulf-captain has settled in nicely! </text:p>
      <text:p text:style-name="P2">-</text:p>
      <text:p text:style-name="P2">Still, things had gone surprisingly well in the end this time. Though I wish they were simpler to deal with. </text:p>
      <text:p text:style-name="P2">-</text:p>
      <text:p text:style-name="P2">As proven today, there was no end of trouble when individuals could decide to act however they wanted under no seeming limits. At least we got what we came for. <text:s/></text:p>
      <text:p text:style-name="P2">-</text:p>
      <text:p text:style-name="P2">Today was a great example of what a disaster things can turn out to be when captains are allowed to act <text:soft-page-break/>under the slightest whim and self-benefit. We'll have to carry on without the documents somehow. Their importance were never specified to be anything of the utmost and critical. </text:p>
      <text:p text:style-name="P2"/>
      <text:p text:style-name="P2">We still have to find the rest of our fleet, who no doubt will be at the archipelago sea. Though how we're expected to find them in that chaotic cluster of islands im still unsure of. 'Port Nowhere' is my only clue, but the name is anything but encouraging. </text:p>
      <text:p text:style-name="P2">Perhaps the aquired intel will shed some light on this.</text:p>
      <text:p text:style-name="P2"/>
      <text:p text:style-name="P2">Intel</text:p>
      <text:p text:style-name="P2">Its with quite some curiosity that I finally settle down in my cabin to leaf through the documents of valuable information that I went through so much trouble for. I dismiss the cadets and ask not to be disturbed.</text:p>
      <text:p text:style-name="P2">Its written with a unusual hand and lettering, most of which is in Trade-speech. A language coined by the Gryphs and their trading emporiums. Luckily I aced the language course on this in the Academy. </text:p>
      <text:p text:style-name="P2">Most of it appears to be at first-glance uninteresting. Comings and goings of ships to 'Port Nowhere'. Their names, make and what they purchased. Endless of lists, meticulously recorded. This looks more like a manifest of a record-keeper. </text:p>
      <text:p text:style-name="P2">I leaf through it increasingly frustrated, looking for some sort of code or hidden message but find none! Most important of all, its absent in information of the location of this mysterious port. </text:p>
      <text:p text:style-name="P2">I consult maps and charts generously provided for my person and try to find the location or at least a clue, but it appears on none of the charts. A port “Nowhere” thats nowhere to be found. </text:p>
      <text:p text:style-name="P2">Perhaps Keeper could make better sense of all of this, shed some light on why it would be valuable for anything besides getting insights on supply and demand in a nonexistent trade-port in the west-lands. But I dont trust him enough.</text:p>
      <text:p text:style-name="P2">With a frustrated sigh and my eyes bleary in the candlelight I decide to leave things for the morrow. Dawn is a few hours away.</text:p>
      <text:p text:style-name="P2"/>
      <text:p text:style-name="P2"/>
      <text:p text:style-name="P2">Add fire to battle</text:p>
      <text:p text:style-name="P2"/>
      <text:p text:style-name="P2"/>
      <text:p text:style-name="P2">“Captain! An oncoming ship is spotted on the horizon. It could be the pirates!” Ziggy burst into my quarters without knocking. Sometimes she forgot herself in excitement. </text:p>
      <text:p text:style-name="P2">A brief baleful glare was my only reproach for now as I rose and donned my cape. This could very well be our first combat experience. </text:p>
      <text:p text:style-name="P2"/>
      <text:p text:style-name="P2"><text:soft-page-break/>Once out on the deck I joined Arn who was currently on duty and relieved him. </text:p>
      <text:p text:style-name="P2">“What does it look like?” I asked for a update. </text:p>
      <text:p text:style-name="P2">“Like a ship...captain.” Was his only response, eyes fixed on the horizon. It was still too early to make out details, but the glib response grated on me. He and I would have to have a serious talk someday soon.</text:p>
      <text:p text:style-name="P2">“I can see that! Find out what make it is, if you so have to climb the crow-nest to do so. If we have to prepare for battle i'd rather have the crew working on mounting the ballista right now.”</text:p>
      <text:p text:style-name="P2">“Yes... Captain.” To his credit, he did hurry away to follow my orders. Barking orders to get the Awe with the sharpest eyes up high to report an update as soon as they got it. The crew obeyed him quickly, they had respect for him. </text:p>
      <text:p text:style-name="P2">A few tense minutes followed. The sea was still quite choppy from the previous storm. The 'Attentive' rose and fell over the waves, sending the occasional spray over the deck. But it was no worse then the kind of weather you were to expect on the West-sea. Heck with the cloud-cover breaking up this could be considered a good day. </text:p>
      <text:p text:style-name="P2">Word soon came. 4 masts and Side-sails. That meant it was a Gryph trade-ship. It was highly unlikely it would be the pirates our merchants reported of. The illustrious trade-ships of the Gryph noble trading families were the fastest vessels on the seas. Made of sturdy but lightweight wood of the giant and apparently sacred ancestral trees of their homeland. <text:s/></text:p>
      <text:p text:style-name="P2">Said trees served as their homes, but some families chose to convert them to ships and move their whole livelihood to the seas and trade. </text:p>
      <text:p text:style-name="P2"/>
      <text:p text:style-name="P2">“Hoist the flag demanding inspection” I ordered. “They've must have seen something of the reported pirates.”</text:p>
      <text:p text:style-name="P2">Envoy</text:p>
      <text:p text:style-name="P2">We lowered our sails to slow down and so did the Gryph ship appear to do to some degree as well. But they kept their distance and course. </text:p>
      <text:p text:style-name="P2">Pretty soon a lone figure was spotted in the air on wide elegant and colorful wings. A lone Gryph made himself over, fighting the wind a while before circling our ship and coming down to land on the middle-deck. </text:p>
      <text:p text:style-name="P2">The Gryph was tall, like most of their species were. He had greenish feathers with dark green markings and spots. On his head was a single impressive plume, he had more then one, but the rest were tied down by some form of ornament with a golden glint to it. This marked him as a member, if a minor one, of the head-family of the gryph ship.</text:p>
      <text:p text:style-name="P2">“I hail thee Captain of Awes and fine vessel.” He performed a flourishing gesture in my direction. “I, Kveest, Son of Mraewk, of the 'House of Blueleaf' has come to your summons. My sire and captain asks for utmost forgiveness in their lack of person and distance of ship. Weather and condition permit him not to take wing personally. The need for haste is great, the tide is coming.“</text:p>
      <text:p text:style-name="P2">“That is quite alright. I am Avolc, honored to meet you.” I returned the gesture with a nod. It struck me now how fluent in Awe-speech this Gryph was. He pronounced some 'G's with an amusing trilling 'coo' and 'kee' <text:soft-page-break/>sounds, but otherwise it was fascinating to hear his correct pronunciations with a beak. </text:p>
      <text:p text:style-name="P2">“We have need for haste of our own and merely have some questions and do not wish to impose a full inspection.” I reassured Kveest, who seemed to grow more at ease in hearing this. “You are in fact cutting things close with your trade-run, Three-moon Tide is coming soon. “</text:p>
      <text:p text:style-name="P2">“'In haste lies profit, in risk lays ruin'. But sometimes in risk lays great profit. As last one in and out many benefits may lie.” Kveest smiled and I found it quite an amiable face. I saw now why they were described as a 'Charismatic' people. </text:p>
      <text:p text:style-name="P2">“Very well.” I nodded. “I also need to know if you've spotted any other vessel lately in your journey here. A few days ago we came upon a damaged vessel of our own merchant-league. Attacked by pirates just short of the Sea of fangs.”</text:p>
      <text:p text:style-name="P2">Kveest perked attentively at the mention of pirates. News of risks to their precious vessel was always a concern. </text:p>
      <text:p text:style-name="P2">“Fie upon they who upon trade stalk! Our journey has been blessed without incident. We saw not another vessel in the pass through the fanged sea. We spied only a fleet of great many sails heading west when rounding 'Thousand Islands'. We kept our distance.”</text:p>
      <text:p text:style-name="P2">“I see..” I murmured at the news. Our two ships were slowly drifting further apart. I did not wish to inconvenience the traders any further. “Thank you for your answers, I will hold you no longer. I wish you safe travel.” I thought for a moment and added. <text:s/>“If you upon your journey see the Merchant-ship I mentioned. The Admiralty will not be without gratitude for aid rendered if they need it. ”</text:p>
      <text:p text:style-name="P2">Kveest performed another flourishing light bow and gesture and took steps to prepare to take off. </text:p>
      <text:p text:style-name="P2">“I bid thee farewell and success in thy hunt, Captain Avolc. We shall see what we can do for our brothers of the trade.”</text:p>
      <text:p text:style-name="P2">With that he swooped off the deck with heavy beats of his wings. I could see some of the crew eyeing him jealously. Only the best of our scouts can take off with such ease.</text:p>
      <text:p text:style-name="P2"/>
      <text:p text:style-name="P2"/>
      <text:p text:style-name="P2"/>
      <text:p text:style-name="P2"/>
      <text:p text:style-name="P2"/>
      <text:p text:style-name="P2">Gryph ship again.</text:p>
      <text:p text:style-name="P2">Repairs are ongoing, but to really fix some of the more serious damage, we need a few days or more in a port. I was taking a moments respite from overseeing the work, admiring a recovered projectile shot on my desk, a heavy ball or iron as it turned out, when the alarm came again. I heard it this time and was dressed and marching toward the door when the knock from my cadet came. </text:p>
      <text:p text:style-name="P2">Another ship is spotted by the look-out, this one appearing from the east and closing in fast. I was not feeling overly confident in another encounter, especially if they're as fast as that. </text:p>
      <text:p text:style-name="P2"><text:soft-page-break/>But soon the report comes in. 4 Masts and side-sails. Gryph ship. I can almost feel how the tension of the crew, including my own, lifts with some relief. </text:p>
      <text:p text:style-name="P2">Soon it becomes increasingly apparent this could be none-else then House Blueleaf again, who we met previously in what feels like ages ago. It seems they did beat the tide.</text:p>
      <text:p text:style-name="P2">As they close in, seeming to give us wide berth, I order a flag hoisted. Not one demanding inspection this time as we have no official authority here, but one for parlay and discussion. </text:p>
      <text:p text:style-name="P2"/>
      <text:p text:style-name="P2">They could ofcourse choose to ignore it, but they are not in as big a rush this time as before I was hoping. </text:p>
      <text:p text:style-name="P2">Its not long before they approach and a familiar figure once more comes flying over. </text:p>
      <text:p text:style-name="P2">I greet Kveest upon the deck as he's looking around at our damage with some dismay. </text:p>
      <text:p text:style-name="P2">“Hail, Illustrious Captain Avolc, we meet again!”</text:p>
      <text:p text:style-name="P2">“Greetings Kveest! Was the trade-run of the Blueleaf successful?” I ventured politely. Ignoring the work and bustle progressing all around. </text:p>
      <text:p text:style-name="P2">“Oh! Quite! Our timing fetched us good prices on wares that would not be available for several moon-passages! Business with your nation has always been profitable.” Kveest suddenly perked with a notion. </text:p>
      <text:p text:style-name="P2">Helped merchant:</text:p>
      <text:p text:style-name="P2">“Oh...! The captain Russel sends his regards. They weathered quite a storm after you parted with them but made it out alright. We assisted them with their sails and got quite a discount with the merchant-league, just as you said!”</text:p>
      <text:p text:style-name="P2">Didnt help:</text:p>
      <text:p text:style-name="P2">“Oh...! That merchant-vessel you asked us to check on. We found them floating in the water, more drifting in the tide then going anywhere.” Kveest looked momentarily troubled. It was a hard storm that hit them. We recovered who we could. It is an unfortunate business this. </text:p>
      <text:p text:style-name="P2">Kveest motions toward some of the damage of my ship. </text:p>
      <text:p text:style-name="P2">“Your fine ship is injured. Did you catch those pirates responsible?”</text:p>
      <text:p text:style-name="P2">Explode:</text:p>
      <text:p text:style-name="P2">“Hrm, you could say that! Not much left of them but pieces and smoke.”</text:p>
      <text:p text:style-name="P2">“So it was you then... we saw the smoke. Wondered what it could have been.” Kveest spoke in admiration</text:p>
      <text:p text:style-name="P2">Retreat:</text:p>
      <text:p text:style-name="P2">“We were forced to put on speed and outrun them.” I explained. </text:p>
      <text:p text:style-name="P2">“So it was them we spotted heading south-east. We thought it a large Wulf-ship.”</text:p>
      <text:p text:style-name="P2">“They had frightful weapons I have not seen or heard of before. Have yo ever seen or heard of devices that boom with noise and send projectiles of heavy iron whistling through the air as if they were mere lightning.” I motioned toward a gaping hole a shot had penetrated through.</text:p>
      <text:p text:style-name="P2"><text:soft-page-break/>Kveest seemed taken aback and startled by the mention of such weapons. </text:p>
      <text:p text:style-name="P2">“In mere whisper, rumor or tall tale! Many of such which circulate the seas of late.” <text:s/>He looked around and inspected one of the recovered projectiles I showed to him. “It is another thing to see and touch. This is worrying, most worrying. I must report this to my sire! Who may need to report it to the House assemblies!”</text:p>
      <text:p text:style-name="P2">I decided to press harder. It didnt feel like he was telling me everything. </text:p>
      <text:p text:style-name="P2">“Surely there must be knowledge of these devices. Something of such power in the hands of pirates. They did not make them on their own! You Gryphs are traders of both goods, skill and information, you cant have been oblivious of this.”</text:p>
      <text:p text:style-name="P2">It seems to stump Kveest briefly. And he merely nods to me in agreement.</text:p>
      <text:p text:style-name="P2">“You speak truth Avolc. Such information must exist. I do not either believe we could be blind to such devices and threat. But I am merely the 5<text:span text:style-name="T6">th</text:span> son of Mraewk, I have not been educated of such secrets. I am sorry, but I cannot be of help.” He bobbed his head low in apology. </text:p>
      <text:p text:style-name="P2">“Then let me speak to Mraewk! I need to know more what we're up against.” I urged. But Kveest just shook his head sadly again. </text:p>
      <text:p text:style-name="P2">“Im sorry Captain Avolc. I... cannot guarantee that. I will take your request back to him and report, but we'll likely depart the moment im back abord. But there are things going on... that I can only guess at! For the past years we have started taking wide-berth around Thousand-islands, wasting sometimes a week. We avoid all ships if we can. When I ask about it I only get the old mantra “..In risk lays ruin” as answer. “ Kveest sounded exasperated. </text:p>
      <text:p text:style-name="P2">“We only stopped for you because you were in Awe-waters with the right banners and now because you are familiar. But even then...” He motioned to the distant Trade-vessel, bobbing in the water a distance away. “... my sire takes every precaution.”</text:p>
      <text:p text:style-name="P2">I fumed at this, displeased, but did not take my anger out on Kveest. He was low on the totem-pole I understood. High enough in family-stature to not be an insult when sent as envoy, low enough not to be told anything. Kveest continued in a low tone.</text:p>
      <text:p text:style-name="P2">“But... if its information you seek. Perhaps you'll find it there, where we now avoid going. Port of Nowhere.”</text:p>
      <text:p text:style-name="P2">He had my full attention now. I perked and looked him in the eyes. </text:p>
      <text:p text:style-name="P2">“Where is it?” </text:p>
      <text:p text:style-name="P2">“Its nowhere...!” He held up his hands before I could say anything, seeing my fur poof in irritation no doubt. “... because its moving! Its a floating port! They take it from island to island, to be safe from the tides and occasional eruption.” He explained. “It belongs to no nation, I hear it started as a shipwreck and grew from there. It became the last stop before the great sea and the way east to your continents. A free-port with no masters!” Kveest explained, but he looked uncomfortable doing it. </text:p>
      <text:p text:style-name="P2">“If it floats around, how do we find it?” I muttered in thought. </text:p>
      <text:p text:style-name="P2">“Its Three-moon tide now. Water flows with great strength westward around there now. You'll find it on the west side, in the bay of one of the larger islands. But it cannot be safe there anymore, there must be a reason we avoid it, despite the easy profit for the simplest of wares. ” </text:p>
      <text:p text:style-name="P2"><text:soft-page-break/>I nodded and then moved forward to shake Kveests paw. “Thank you Kveest. You have been to a great service and help.” </text:p>
      <text:p text:style-name="P2">The gryph seemed to blush and trilled a coo, smiling charmingly. </text:p>
      <text:p text:style-name="P2">“Ah, my pleasure Captain Avolc! I admire your folk, you are hardy and straight-forward. I should return...”</text:p>
      <text:p text:style-name="P2">And with that he departed suddenly. Taking wing back to his vessel. True to his word, the Trade-ship was eager to leave, hoisting sails to pick up speed as soon as they saw him on the way back. </text:p>
      <text:p text:style-name="P2">We got all the information we would get. But it had been enough to give us a destination and goal. <text:s/></text:p>
      <text:p text:style-name="P2">We'll head for Port Nowhere, uncover its secrets, find our fleet, the nest of the pirates or both!</text:p>
      <text:p text:style-name="P2"/>
      <text:p text:style-name="P2">End Chapter 1</text:p>
      <text:p text:style-name="P2"/>
      <text:p text:style-name="P2">Also reports on the outcome of the merchant ship you helped. </text:p>
      <text:p text:style-name="P2">You mention your battle with the enemy frigate and this spooks him. </text:p>
      <text:p text:style-name="P2">They advice caution about port nowhere and give you the location of it. </text:p>
      <text:p text:style-name="P2"/>
      <text:p text:style-name="P2"/>
      <text:p text:style-name="P2"/>
      <text:p text:style-name="P2"/>
      <text:p text:style-name="P2">Crew introduction</text:p>
      <text:p text:style-name="P2"/>
      <text:p text:style-name="P2">The meeting with the crew went well, they were unsurprisingly as curious about me as I were with them. It was all mostly formality and ceremony, we'd have plenty of time to get to know each-other in the days to come. </text:p>
      <text:p text:style-name="P2">This is a larger crew then I ever commanded, its one thing to see the numbers and another to have everyone lined up before you. I had hoped for a bigger ship and crew when I returned to Tranquil, I just didn't think I'd be standing before one barely weeks later.</text:p>
      <text:p text:style-name="P2">The diversity of the crew surprised me too. There were Awes of all tones, taken from all over the lands. Even the Raptorians dint appear to be all from the same Clan. These were no laborer Raptorians either, they were clearly warriors and stood with a discipline under the watchful gaze of their Alpha. </text:p>
      <text:p text:style-name="P2">Besides them stood a contingent of squires, dedicated Raptorian caretakers and armorers.</text:p>
      <text:p text:style-name="P2">They had even assigned me 3 valuable Scouts. Awes with high flight-aptitude and rigorous training to make the best use of it. <text:s/>The three of them stood, unsurprisingly males all, by themselves off to the side, heavy cloaks covering and protecting their large wings. The leader was a Raveneye, his yellow eyes seemed to pierce straight through me. </text:p>
      <text:p text:style-name="P2"><text:soft-page-break/>At the front, with her two assistant nurses stood the Pouch-Matron. The medic and health caretaker of the crew. Her eyes were softer and she smiled with a peaceful soothing softness that spoke well of ability already. <text:s/></text:p>
      <text:p text:style-name="P2">The bulk majority of the rest of the crew, the able sailors, fighters and workers all in one. They looked experienced all, fray-furred wings and manes from long times at sea.</text:p>
      <text:p text:style-name="P2">They had spared no expense for this crew. I was starting to realize more and more how the East-Sea was little but a training-ground for the inexperienced.</text:p>
      <text:p text:style-name="P2">One mysterious cowled figure stood by herself to the side of them all. My manifest said nothing about this individual and the crew appeared to give her wide berth. Perhaps more would be revealed in the officer-meeting. </text:p>
      <text:p text:style-name="P2"/>
      <text:p text:style-name="P2">Officer-meeting</text:p>
      <text:p text:style-name="P2"/>
      <text:p text:style-name="P2">The officers gathered in the spacious planning room attached to the captains cabin. </text:p>
      <text:p text:style-name="P2">They were a motley bunch of characters, 9 all in all. </text:p>
      <text:p text:style-name="P8">Arn, my new first-officer, a gruff looking fellow with a perpetual frown and more fray-furred then most, made the introductions. I sensed a coldness from him and he was all business in our first meeting. Time would have to tell how well he'd serve. </text:p>
      <text:p text:style-name="P8">Keeper, Logistic-officer. A groomed looking Domestic Wulf with spectacles nodded politely in my direction. He had an orderly look to him, but I'd seen a lot of Wulfs in my day and I knew a mischievous one when I saw one. </text:p>
      <text:p text:style-name="P8">Evok, Packmaster. He took up most of the room with his presence. But he was the least animated of them all though, slow and deliberate in his movements. Anything more and he might have broken a wall. </text:p>
      <text:p text:style-name="P8">Nyxie, High-officer - Navigation. Nyxie resembled my former First-mate in more then appearance. Attentive eyes and thoughtful demeanor. </text:p>
      <text:p text:style-name="P8">Tick, High-officer - Maintenance. Tick, a male, looked almost bored and unremarkable. I wondered at what qualities had seen him promoted to high-officer. </text:p>
      <text:p text:style-name="P8">Tung, Mid-Officer - Arms. Another male, large one too. This one seemed to be wearing a perpetual frown on his face. One mostly directed at me. Cant say I liked the look. </text:p>
      <text:p text:style-name="P8">Garsch, Mid-Officer – Arms. <text:s/>Sharp, curt and to the point. His first impression was promising. </text:p>
      <text:p text:style-name="P8">Mirr, Mid-officer – Crew. Of all the officers, Mirr seemed the youngest and newest. She had a curious choice in mane-styles and a City-Awe stance to her. No doubt she was good at managing crew or she wouldn't be here. </text:p>
      <text:p text:style-name="P8">Ulv, Mid-officer – Ballistics. Of all my officers, Ulv looked the most predatory and eager of them all. She was itching to get out to sea. He eagerness was promising. </text:p>
      <text:p text:style-name="P9">There were more officers in the crew, Low-officers all, who took orders directly from the Mid and high officers. For now these were the names and crew i'd mostly interact with directly however. I was sure that by the end of this voyage, i'd know the names of all under me. </text:p>
      <text:p text:style-name="P9"><text:soft-page-break/></text:p>
      <text:p text:style-name="P9">Cowled figure</text:p>
      <text:p text:style-name="P9"/>
      <text:p text:style-name="P9">I asked about the cowled figure and Arn grunted, managing to somehow deepen his scowl even further. </text:p>
      <text:p text:style-name="P9"/>
      <text:p text:style-name="P9">“Priestess that one.” He explained and would have left it at that if I hadent kept staring at him. </text:p>
      <text:p text:style-name="P9">“Politics or some other have decreed that each crew over a hundred souls must have a spiritual representative. They are civilians and we're stuck with em. At least its just one.”</text:p>
      <text:p text:style-name="P9">“I wasent told about this.” I muttered annoyed, to which Arn shrugged. </text:p>
      <text:p text:style-name="P9">“Such is them politics 'cap, there are some faithful in the crew I know. As long as they get their poetry nights there wont be trouble.”</text:p>
      <text:p text:style-name="P9"/>
      <text:p text:style-name="P9">Cadets</text:p>
      <text:p text:style-name="P9"/>
      <text:p text:style-name="P9">One more surprise was in store for me in terms of crew. Admiralty have decided to bestow upon me three fresh Officer-cadets, straight out of the Academy. </text:p>
      <text:p text:style-name="P9">While the Academy is a tough school who few graduate from, I'd think they'd send young inexperienced officers at least to the East-sea to learn. But times have changed rapidly while I was in the east, they are training them rapidly now to be able to meet the demands of a growing fleet. Officers are hard to come by and leadership takes time to train. </text:p>
      <text:p text:style-name="P9">These three cadets, while technically ranked just beneath a low-officer, are directly under my personal command and are supposed to work under me to learn from me. At first I was annoyed at the thought of having young cadets constantly underfoot, but after meeting them, I am not quite as apprehensive. It could prove quite useful to have fresh junior officers under my beck and call. </text:p>
      <text:p text:style-name="P9">I will make sure to get acquainted with them as everyone has settled. </text:p>
      <text:p text:style-name="P9"/>
      <text:p text:style-name="P9">Confrontation</text:p>
      <text:p text:style-name="P9"/>
      <text:p text:style-name="P9">I laid out the plan as given to me by the Grand-Admiral to my officers and showed them our route and intended rendezvous with the Wulf ships. Through the whole briefing Tung gets increasingly complacent and sighs and scoffs quietly at my words to the point where ignoring it further would show that im not in control or afraid. Perhaps what he's after all along. </text:p>
      <text:p text:style-name="P9">“Officer Tung!” I eventually snap at him. “Do you have something to add?”</text:p>
      <text:p text:style-name="P9">“Why'd they send us another soft-fur from the East is what I wondering!” He began confrontationaly. It takes most at the table aback. </text:p>
      <text:p text:style-name="P9">“You question my ability?” I ask acidly, feeling my fur bristle. </text:p>
      <text:p text:style-name="P9"><text:soft-page-break/>“Yeah! Last captain was weak and indecisive. Turned back at the first sign of trouble! You'll be the same, I can tell.”</text:p>
      <text:p text:style-name="P9">Arn was starting to clear his throat to diffuse the situation but I raised my paw and silenced him. I was the one had to deal with this. </text:p>
      <text:p text:style-name="P9"/>
      <text:p text:style-name="P9"/>
      <text:p text:style-name="P9">Hard-line</text:p>
      <text:p text:style-name="P9">The decision was simple. I could not have my officers questioning me before we were even under way. As a captain I had to prove myself strong and dominant and not as soft as my fur may have made me look. </text:p>
      <text:p text:style-name="P9">“Stand down or be downed.” I glowered at him, daring him to question my authority again. </text:p>
      <text:p text:style-name="P9">Tung chose to make a mocking huff and cross his arms, sitting back down. But I was taking a hard-line approach today, I did not want the future problems he might make. </text:p>
      <text:p text:style-name="P9">“So be it... report to my quarters. The rest of you are dismissed for the time being.”</text:p>
      <text:p text:style-name="P9">A rather nonplussed officer cadre hesitated a moment, turned to look at Tung and then filed out of the room. </text:p>
      <text:p text:style-name="P10"><text:span text:style-name="T7">Tung was heavy, complained loudly but not dumb enough to fight his superior officer. I swallowed him whole for </text:span>Insubordination, contempt and... being hungry. I hadent had a solid meal in my long trip west and have to admit I was cranky. </text:p>
      <text:p text:style-name="P9">But truth be told, I recognized Tungs type straight away. They can be solid officers and loyal to a fault, but only if <text:s/>you gain that loyalty to begin with. Otherwise they will find every opportunity to undermine you for their own agendas. </text:p>
      <text:p text:style-name="P9">Problem is that they rarely gain that attitude alone, there is a deep-rooted problem somewhere in this crew. </text:p>
      <text:p text:style-name="P9">For now, this problem is deep in my gut. I called the officers back and resumed the meeting. No one made further remarks and chose to ignore any errant noise. </text:p>
      <text:p text:style-name="P9"/>
      <text:p text:style-name="P9">Softer approach</text:p>
      <text:p text:style-name="P9"/>
      <text:p text:style-name="P9">I pinned him to the spot with a hard glare. Undaunted by his direct accusation of incompetence. </text:p>
      <text:p text:style-name="P9">“Are you some sort of mystic Officer Tung?” I asked him with hard tone. </text:p>
      <text:p text:style-name="P9">He frowned at the question and then shook his head. </text:p>
      <text:p text:style-name="P9">“No... but..” He started before I interrupted him.</text:p>
      <text:p text:style-name="P9">“Are you perhaps above the Grand-Admiral?” I snapped quicker. </text:p>
      <text:p text:style-name="P9">“No, I am...” </text:p>
      <text:p text:style-name="P9">“Then don't embarrass yourself further with your insights. Perhaps go take it up with the Grand-Admiral up at the headquarters, I am sure she'd love to hear what you think and can tell about me. Shall I send you up there, we're still in port.”</text:p>
      <text:p text:style-name="P9">Officer Tung visibly bit his lip and looked flustered. He was getting no support from the others as his eyes searched <text:soft-page-break/>around. Arn seemed to shake his head slightly at him. </text:p>
      <text:p text:style-name="P9">“No...” <text:s/>He finally spoke in a low voice. “I'll be fine. I spoke out of turn.” </text:p>
      <text:p text:style-name="P9">Tung looked subdued, but the air was still thick with tension. He would probably not question me further for now. I had to earn the respect of this crew, I knew this. But I was already off to a rocky start. </text:p>
      <text:p text:style-name="P9">The meeting continued without interruption. </text:p>
      <text:p text:style-name="P9"/>
      <text:p text:style-name="P9"/>
      <text:p text:style-name="P9">With papers in hand, the grand-admiral paced and studied my records. I felt as nervous as I felt excited. </text:p>
      <text:p text:style-name="P9">“Hmm, 10 years at sea. First <text:s/>3 as junior sailor, bumped up to low-officer for 2 years and then straight up to High-officer for another 3 until you gained your own captaincy. Merely 2 years at captain, but with a rich record to show for it. Commendations from various trade ships you've protected and then Nipfang, mmh?”</text:p>
      <text:p text:style-name="P9">The admiral regarded me closely, a paw scratching at mane thoughtfully. </text:p>
      <text:p text:style-name="P9">“Yes, the others are naught but freight captains and river pleasure-ride navigators compared to this. No, I exaggerate, but im glad you're here, the old Crone-Admiral of the East sent me something worthwhile for once. There is no question about it. You arrive late, but you've stepped up to be my prime candidate straight away. ” </text:p>
      <text:p text:style-name="P9">“Thank you Admiral!” I snapped curtly. But then felt compelled to add. “... to what, if I may ask?”</text:p>
      <text:p text:style-name="P9">This got a rise out of the Grand-Admiral, she laughed heartily. </text:p>
      <text:p text:style-name="P9">“You really do not know? They really did send you out here without telling you a thing.”</text:p>
      <text:p text:style-name="P9">“Almost straight from ship to carriage, Admiral.” I apologized with a low tone. Truth be told I should have stopped to ask someone and come a bit more prepared. But the Grand-Admiral waved away my concern and approached the map on the wall. </text:p>
      <text:p text:style-name="P9">“Well, its excusable, you've been out to sea for months with little news of the on-goings. I'll brief you in quickly.”</text:p>
      <text:p text:style-name="P9">I straightened attentively. It was not every day you received a briefing from the Grand-Admiral herself. </text:p>
      <text:p text:style-name="P9">“8 months ago, Thunderhill was raided.” She rapped at the map on the wall. “The damage was extensive, large parts of the city was set ablaze and so was the loss of life. A literal loss, a lot of Awes went missing, its believed they were kidnapped.”</text:p>
      <text:p text:style-name="P9">I clenched my paws tightly. What a terrible event! Thunderhill was raided once before 50 years ago. That was before any routes west were known of. Since then the West sea saw a considerable mobilization from the Admiralty. It was vowed to never happen again. </text:p>
      <text:p text:style-name="P9">“They somehow completely bypassed our patrols at both the passage through Sea of fangs, Bay of spines and around Gaping pass. Which means they came either straight through the North sea, something I find highly unlikely, <text:s/>or used routes unknown to us.”</text:p>
      <text:p text:style-name="P9">I nodded attentively. </text:p>
      <text:p text:style-name="P9">“Naturally, the politicians have been all over the Admiralty over this. I had Voice-Matron Udina here personally demanding my voluntary sacrifice to the fluff.” The Grand-Admiral glowered. I did my best to stay as quiet as possible. <text:s/></text:p>
      <text:p text:style-name="P9"><text:soft-page-break/>“Luckily, the Speaker and the other Voices did, after review, not quite agree. There are no precautions that could have been done better. The Merchant-league were crawling all over us to better protect their trade routes, as attacks had been growing and ships have increasingly gone missing. So! Its been concluded that we are at WAR, Avolc.” The Grand-Admiral slammed her clenched paw on a table with a heavy thud. </text:p>
      <text:p text:style-name="P9">I swallowed heavily and managed to utter a question. </text:p>
      <text:p text:style-name="P9">“With who?” </text:p>
      <text:p text:style-name="P9">The Grand-Admiral visibly calmed herself and straightened. </text:p>
      <text:p text:style-name="P9">“We dont know. But that brings us to why you are here.”</text:p>
      <text:p text:style-name="P9"/>
      <text:p text:style-name="P9">Culprits</text:p>
      <text:p text:style-name="P9">The Empire of the gators is in another smaller, albeit costly, civil war. The Gryphs only care about their trade and the Wulfs, well, we're pretty sure it wasent the Wulfs, they've reportedly lost trade too.</text:p>
      <text:p text:style-name="P9">Yet members of all 3 races were seen participating in the attack. The most foreboding thought would be that all 3 nations are conspiring against us, but whats more likely is that this was some form of pirate raid. </text:p>
      <text:p text:style-name="P9">All information we've been able to glean or purchase points to origin piracy coming from the Thousand-islands. And of course, what better place to hide a place of operations. </text:p>
      <text:p text:style-name="P9"/>
      <text:p text:style-name="P9">Fleet</text:p>
      <text:p text:style-name="P9">“The only natural response to this provocation was to send a War-fleet. <text:s/>We cant hug all our ships close to our ports, that leaves us blind to whats out there and ensures we loose all our trade sponsors. It would be repeating the mistakes of the First-Age. No, they right response is attack.”</text:p>
      <text:p text:style-name="P9">The Admiral paced to look out a window at the ship-yards below.</text:p>
      <text:p text:style-name="P9">“13 ships all in all, off our latest make and model with the best crews we could find. Enough to crush any pirate haven and show we mean business!”</text:p>
      <text:p text:style-name="P9"/>
      <text:p text:style-name="P9">My role</text:p>
      <text:p text:style-name="P9">“Im to join this fleet?” </text:p>
      <text:p text:style-name="P9">“Yes, except we sent it out 5 months ago and its soon Triple-moon and I've yet to hear a report from them other then that they've arrived intact and begun to search! No doubt they're having trouble finding the pirate-haven.”</text:p>
      <text:p text:style-name="P9">“So..”</text:p>
      <text:p text:style-name="P9">“So you are to sail out there with our fastest ship before the Three-moon tide closes all known passage west, deliver some intel we might have got our paws on, get a report and assist if needed and sail right back in time for when the tide opens again. Simple!”</text:p>
      <text:p text:style-name="P9"/>
      <text:p text:style-name="P9">Ship &amp; Crew</text:p>
      <text:p text:style-name="P9"/>
      <text:p text:style-name="P9"><text:soft-page-break/>“Thats right, you'll be captaining a new ship and crew. In truth, you are an replacement captain for the messenger ship that arrived with the latest report.”</text:p>
      <text:p text:style-name="P9">“I believe the ship will impress you, its built from our own efforts and materials and nothing like those purchased converted trade-prows you have in the East. Its fast, its hard and it certainly can handle most of what the west can throw at it.”</text:p>
      <text:p text:style-name="P9">“I have faith in that you'll learn to handle it and the crew quickly!”</text:p>
      <text:p text:style-name="P9"/>
      <text:p text:style-name="P9">Replacement Captain?</text:p>
      <text:p text:style-name="P9">The Grand-Admiral made a dismissive wave of her paw. </text:p>
      <text:p text:style-name="P9">“The previous captain did not meld well with the crew for some reason. I only have off-hand reports of what transpired, they did not leave very good logs behind. Something I am hoping you'll change by the way! Write everything down!”</text:p>
      <text:p text:style-name="P9">“So what did happen?” I ask, genuinely curious. </text:p>
      <text:p text:style-name="P9">“The burden of leadership became too much. Shut themselves away from the crew, got in some kind of spat or another with the crew over orders. <text:s/>Needless to say, there is nobody to ask but the officers and i'll have to take their word for it. Leaderless they had to turn the ship around and come back to port.”</text:p>
      <text:p text:style-name="P9">I can only 'hmmm' thoughtfully, it was not very convincing. It sounded like a mutiny of some kind had happened. The Grand-Admiral picked up on my doubt and began a speech.</text:p>
      <text:p text:style-name="P9">“As you well know, its hard to find strong able leaders that are willing to take the mantle of captaining. The problem with Awes are that we become comfortable in our roles. Few are like you and me, able to see the full picture and make the hard and sometimes unpopular decisions.” </text:p>
      <text:p text:style-name="P9">“I... Will make a better job of it, Grand-Admiral.”</text:p>
      <text:p text:style-name="P9"/>
      <text:p text:style-name="P9">Objectives. </text:p>
      <text:p text:style-name="P9"/>
      <text:p text:style-name="P9">“Your mission is 3-fold.”</text:p>
      <text:p text:style-name="P9">“Firstly, on your way West, you're to rendezvous with a Wulf-fleet contact at Pale-rock. They have agreed to assist our efforts with some valuable knowledge. But said Intel is too substantial for messenger bird. </text:p>
      <text:p text:style-name="P9">This “Intel” didnt come cheap. And we have no way to verify how valuable it is. As with any meeting with their organization, its always risky. But you have experience with Wulfs though, so I have faith in you. </text:p>
      <text:p text:style-name="P9"/>
      <text:p text:style-name="P9">Secondly, meet with the operational Fleet-Admiral, I want her full report! Return immediately once you have it and tides permit you passage unless you can provide some kind of meaningful crucial assistance. You may drop off some of your crew as reinforcements, supplies. You'll come well-stocked. </text:p>
      <text:p text:style-name="P9"/>
      <text:p text:style-name="P9">And finally, while the main fleet will be hunting the pirate base, if any. Your task is to find a suitable spot to build a <text:soft-page-break/>permanent port of our own. That means charts, charts, charts. Map everything! </text:p>
      <text:p text:style-name="P9">I've we're to prevent future raids or attacks on trade, having a forward Admiralty base of operation will do that and more to spread out influence in the western seas.</text:p>
      <text:p text:style-name="P9"/>
      <text:p text:style-name="P9"/>
      <text:p text:style-name="P9"/>
      <text:p text:style-name="P9">One more thing</text:p>
      <text:p text:style-name="P9"/>
      <text:p text:style-name="P9">The Grand-Admiral straightened and cleared her throat. </text:p>
      <text:p text:style-name="P9">“One more thing. Your First-officer on the ship, Arn, he should be a capable officer, one of the first to graduate from the Academy. He's also my grandson, so keep an eye out for him will you?”</text:p>
      <text:p text:style-name="P9">I nodded carefully. </text:p>
      <text:p text:style-name="P9"/>
      <text:p text:style-name="P9"/>
      <text:p text:style-name="P9">Are we working with the Wulfs now?</text:p>
      <text:p text:style-name="P9"/>
      <text:p text:style-name="P9">“We've always worked with the Wulfs, Captain. I know how you might feel, having worked 10 years in the east to stave off their more.... privateering kind. But most of them as a whole prefer the old fashioned trade and barter as well as beneficial cooperation. Their concern over the halted trade westward I believe is quite genuine.“</text:p>
      <text:p text:style-name="P9">“It doesent mean we should show any sign of weakness however. Your instincts are correct in not to trust them. “</text:p>
      <text:p text:style-name="P9"/>
      <text:p text:style-name="P9">Three-moon Tide</text:p>
      <text:p text:style-name="P9">“Yes, Captain Avolc. With the 3 moons together in formation at almost the same spot, the tidal effects are at their worst, especially in the west-sea where furthermore 3 separate currents meet and clash.”</text:p>
      <text:p text:style-name="P9">“The low-tides will make the Sea of Fangs impassable and with the currents pulling you away from our shores braving the open sea to get around the Fangs will have you finding yourself somewhere deep in the North-Sea, if the giant waves dont get you first.”</text:p>
      <text:p text:style-name="P9">“But I dont need to tell you this, the deep open seas are as deadly in the east as the west.” </text:p>
      <text:p text:style-name="P9"/>
      <text:p text:style-name="P9">What happened with the Captain?</text:p>
      <text:p text:style-name="P9"/>
      <text:p text:style-name="P9">The Grand-Admiral audibly sighs. </text:p>
      <text:p text:style-name="P9">“I understand why you ask, but I wish you wouldnt. I was not unintentionally vague before.”</text:p>
      <text:p text:style-name="P9">“I could dig into the issue, perhaps at a better time I would have and replaced anyone harboring suspicion in the <text:soft-page-break/>crew. But I wont. I have reason to trust some of the current officers aboard and if they tell me there are no issues, then there are no issues!”</text:p>
      <text:p text:style-name="P9">“Im sure you're Awe enough to handle any issue that crops up. You'll do as you see fit as the captain. Just try to maintain everyone's respect for your authority while doing it. ”</text:p>
      <text:p text:style-name="P9"/>
      <text:p text:style-name="P9">Awes (Rewrite)</text:p>
      <text:p text:style-name="P9"/>
      <text:p text:style-name="P9">Culture:</text:p>
      <text:p text:style-name="P9">Awe society follows a 'Rule of majority' government. Villages elect an Awe to be their Voice, who then annually gather at the regional capital to elect a regional Voice-representative. National decisions are made by elected representatives from 9 different regions, one of which is elected “Speaker” and act as the National representative or moderator of discussions.</text:p>
      <text:p text:style-name="P9">Social:</text:p>
      <text:p text:style-name="P9">Female Awes can live up to 150 years or more. Male average lifespan however is only around 80.</text:p>
      <text:p text:style-name="P9">This difference is because of female gaining another stage in life after menopause and becoming a Matron. </text:p>
      <text:p text:style-name="P9">A menopause often comes sooner to an Awe thats born more young, but they tend to go into the stage around 60-80 years. </text:p>
      <text:p text:style-name="P9">A Matron will experience a period of growth in size and strength at the cost of agility and mobility. </text:p>
      <text:p text:style-name="P9">The role of a Matron tend to differ, most continue their jobs if able, but often the responsibility of raising young or administrative work is better suited. </text:p>
      <text:p text:style-name="P9">Awes reach maturity at around 14 years of age. They do not mate for life but females choose a partner for when they feel ready to mate and carry young. By tradition the partner will stay around and help provide for the female until the young are born and a year of age. The raising of young tend to be a collective effort however and responsibility is often passed to an older Matron at the same age. <text:s/></text:p>
      <text:p text:style-name="P9">Awes have a female to male ratio of 60/40%. While equal rights are guaranteed, males are often, but not as a rule, more timid by nature and thus not seen as decisive as a female. <text:s/>As its often a force of character which rules who becomes elected as representative, most higher roles such as leadership are dominated by females, often older Matrons, almost exclusively . </text:p>
      <text:p text:style-name="P9">Society:</text:p>
      <text:p text:style-name="P9">Awes are hospitable and welcoming and share what they have with others. They live by a unspoken rule of trust for one another and as such crime tend to be very low. Someone proven to be unworthy of trust are often dealt with harshly however and often devoured, to be passed on to become a better soul. </text:p>
      <text:p text:style-name="P9">Awes like to pull their own weight and feel a strong reluctance toward being a burden for others. Everyone is provided a job at an able age, if none are to be had, an Awe is often forced to move to where one is available. Young Awes are given a basic education and the chance to try different crafts so they may choose a specialization of which there is demand for.</text:p>
      <text:p text:style-name="P9">The north continent is a sparse land when it comes to arable land and wilderness. As such, Awes must work together to be able to satisfy the demands and needs of a growing society. Southern and eastern regions are <text:soft-page-break/>primarily food providers, while the north and west stand for production and resources.</text:p>
      <text:p text:style-name="P9"/>
      <text:p text:style-name="P9"/>
      <text:p text:style-name="P9">Wulfs</text:p>
      <text:p text:style-name="P9"/>
      <text:p text:style-name="P9">Culture:</text:p>
      <text:p text:style-name="P9">Wulfs society is at an outward glance near Anarchistic in nature. They possess little in terms of a central government and tend to follow ideas and companies that they agree with. </text:p>
      <text:p text:style-name="P9">As such, Wulfs have something more akin to several City-states of like-minded Wulfs that vaguely cooperate rather then anything. Wulfs freely immigrate to places that suit them better. City-states may at times disagree upon how to divide local resources and such skirmishes to brief minor civil-wars are not unheard of. </text:p>
      <text:p text:style-name="P9">Wulfs cooperate by providing to the general pool of resources, sharing all their belongings and taking what they need from it. The balance between surplus and demand is somewhat self-regulated, those who take more then their share often better have a reason or they're taken out of the loop by being shunned or outright eaten. </text:p>
      <text:p text:style-name="P9"/>
      <text:p text:style-name="P9">Social:</text:p>
      <text:p text:style-name="P9">There are no male or female pronouns in Wulf tongue and this is as much reflected by their society as speech. Gender may only be recognized for purposes of mating, if even that. Wulfs tend to be divided by the Dominant and the Cunning and have unique pronouns to reflect these personality types, it is often an insult to call someone by the wrong pronoun whether by mistake or on purpose, except when its a cunning masquerading as a dominant. As such, Wulf society is hard to integrate into.</text:p>
      <text:p text:style-name="P9">Wulfs are promiscuous and mate often, they do not raise their young however but let them roam and scamper about their society freely. They gain independence and often learn to conform to general rule early and find a craft or task that interest them. </text:p>
      <text:p text:style-name="P9">Society: </text:p>
      <text:p text:style-name="P9">Wulfs are good barterers and see the value of trade and profit. Wealth is measured in amount of availability to belongings. How belongings are procured is different from region to region based on ideas. Piracy, while not officially endorsed, is neither fully frowned upon in places where its profitable. Due to their highly de-centralatized nature Wulf society possess little in terms of Navy or army as a whole. In times of outside threat, City-states will band together and pool their resources for protection. Merchant ships are easily converted to war-vessels and are built small and adaptable. </text:p>
      <text:p text:style-name="P9"/>
      <text:p text:style-name="P9">Gryphs</text:p>
      <text:p text:style-name="P9"/>
      <text:p text:style-name="P9">Culture:</text:p>
      <text:p text:style-name="P9"/>
      <text:p text:style-name="P9">Gryph are highly hierarchical and divided by major 'Houses' and their assets. A majority of Gryphs are born low in <text:soft-page-break/>the Hierarchy, outside the largely hereditary ruling houses and work as serfs to make their living or prove their worth to be adopted into the houses or buy their way into them. </text:p>
      <text:p text:style-name="P9">Gryph homeland is dominated by enormous trees, considered highly sacred, in which each can support a whole minor ecosystem of their own. One tree is often enough to feed and provide for a large family of Gryphs. To be considered a House, a possession of one of these trees are required. </text:p>
      <text:p text:style-name="P9">Rich houses may own many of these trees and the richest build interconnected cities or palaces far above the ground. </text:p>
      <text:p text:style-name="P9">The richest of the houses rule over the lesser ones by terms of alliances and marriage agreements. In ways, the largest of houses have their own many princes and a few respected heads of the household which may as well be kings. </text:p>
      <text:p text:style-name="P9">The lower <text:s/>you live on a tree, the lower your hierarchy often is and the less you have to say about how things are rule. Those who live on the ground are often called 'Roots' and are often largely factionless and poor, many of these higher themselves out or do much of the manual labor among Gryph-kind. </text:p>
      <text:p text:style-name="P9">Its not impossible for a clever or industrious Gryph born in the Roots to gain their way to the higher hierarchies, working your way up from “The Roots” into a high position in a house is considered a honorable and enviable thing. <text:s/>Likewise, Gryphs in lower hierarchies in a house must struggle to maintain their position and worth from ambitious Gryphs of the root, for there is only so much room on a sacred tree. </text:p>
      <text:p text:style-name="P9"/>
      <text:p text:style-name="P9">Social:</text:p>
      <text:p text:style-name="P9">Gryphs may wary in color and plumage depending on bloodlines. Often competing houses are very recognizable from one another by color alone, while allied houses may share similar colors due to inter-marriages. </text:p>
      <text:p text:style-name="P9">Gryphs mate mostly for life and build upon their families. Females are often married away into the males family to seal an agreement or build upon ties, but its not unheard of them being remarried. Its not uncommon for males of higher position to have many wives while those at the bottom may have none. A house is often Male-dominated, but depending on bloodlines, female rulers have been known to arise and be no less capable. </text:p>
      <text:p text:style-name="P9">Gryphs of lower status often seek their employment and fortune elsewhere outside Gryph-lands and their nimbleness and skill with flight and often pleasant demeanor make them welcomed laborers in most societies. Although often in their quest to build ties and a name for themselves they do have a tendency to boldly try to flirt and offer marriages whenever they can. </text:p>
      <text:p text:style-name="P9"/>
      <text:p text:style-name="P9">Society: </text:p>
      <text:p text:style-name="P9">From the outside Gryphs are a society of wealthy competitive trade-houses. They are mostly recognized abroad for their large specially built fast trade-ships which roam seas. Gryphs guard the secret of building these ships closely, but it undoubtedly involves Wood from their sacred trees. </text:p>
      <text:p text:style-name="P9">Although the major houses often agree to disagree on most issues, questions of “national” security are often convened upon and decided upon by house leaders if an influential leader or more calls for summons on a issue. </text:p>
      <text:p text:style-name="P9">At times of dire emergency, a ruler may be appointed. But history has proven the political turmoil and conflict such a decisions may bring far outweighs the benefit for when the emergency is over. </text:p>
      <text:p text:style-name="P9"><text:soft-page-break/></text:p>
      <text:p text:style-name="P9"/>
      <text:p text:style-name="P9">Gators:</text:p>
      <text:p text:style-name="P9"/>
      <text:p text:style-name="P9">Culture:</text:p>
      <text:p text:style-name="P9"/>
      <text:p text:style-name="P9">Gators rule by conflict and strength. If you are strong enough to cease power, you already have. Thus gators are ruled by a supreme Emperor with a iron-grip on its subjects. </text:p>
      <text:p text:style-name="P9">But the empire of the gators is vast and inhabiting the majority of the largest continent known in the world makes a ruling of so many ambitious subjects a difficult thing. Civil-wars are as common as rain, local lords are always out to expand their territory and cease precious valuable spawning and feeding grounds. </text:p>
      <text:p text:style-name="P9">Life for an average gator may however be pretty quiet. </text:p>
      <text:p text:style-name="P9"/>
      <text:p text:style-name="P9"/>
      <text:p text:style-name="P9"/>
      <text:p text:style-name="P9">Elda</text:p>
      <text:p text:style-name="P9"/>
      <text:p text:style-name="P9">Im approached, while overseeing work on reducing sail from full to half-mast, by none other then the boats resident Matron. </text:p>
      <text:p text:style-name="P9">While the largest Awe aboard, she's remarkable subtle in her movements and I dont notice her straight away. Elda is the kind of Awe that carries a perpetual soft smile and bears in her a soul that makes it genuine. </text:p>
      <text:p text:style-name="P9">As an Awe in-charge of the ships physical and mental health, I couldnt have asked for a better candidate. </text:p>
      <text:p text:style-name="P9">“May I borrow you for a few moments, dear captain?” She coos softly. In truth, she is the sole officer who could in some cases overrule and even order me around. But as true to her calling, she's all manners.</text:p>
      <text:p text:style-name="P9">“Certainly”</text:p>
      <text:p text:style-name="P9">We make our way to the heart of the ship. “The groomery” as its sometimes called is located right in the mid-level center of the ship. It allows fast access to it from most parts of the ship. </text:p>
      <text:p text:style-name="P9">The namesake itself is self-explanatory. <text:s/>A healthy coat is a healthy Awe. When there are no general medical needs, the nurses there provide much needed assisted grooming.</text:p>
      <text:p text:style-name="P9">Today its empty and im guided into a chair and the Matron herself sets to fussing over the tangles in my mane.</text:p>
      <text:p text:style-name="P9">“How have your first weeks been, captain?” She murmurs conversationally. I know what this is, its my check-up of sorts. A firm stroke of brush and claw does its job at putting me at ease and relax. </text:p>
      <text:p text:style-name="P9"/>
      <text:p text:style-name="P9">They've been good</text:p>
      <text:p text:style-name="P9"/>
      <text:p text:style-name="P9"><text:soft-page-break/>“They been good. The crew hasent given me trouble yet. “</text:p>
      <text:p text:style-name="P9"/>
      <text:p text:style-name="P9">“mmmh, what about that Tung fellow?”</text:p>
      <text:p text:style-name="P9"/>
      <text:p text:style-name="P9"/>
      <text:p text:style-name="P9"/>
      <text:p text:style-name="P9">Arn to Ziggy</text:p>
      <text:p text:style-name="P9"/>
      <text:p text:style-name="P9">“Except...”</text:p>
      <text:p text:style-name="P9">The room seems to freeze, it might have been the tone of my voice.</text:p>
      <text:p text:style-name="P9">“Its not quite fair to let Ziggy go unrewarded.”</text:p>
      <text:p text:style-name="P9">The young cadets eyes seem to light up like suns.</text:p>
      <text:p text:style-name="P9">“She did win the high-stakes game itself.” I continue with a slight grin.</text:p>
      <text:p text:style-name="P9">“Yer twisting the rules!” Arn objects loudly. </text:p>
      <text:p text:style-name="P9">“They were twisted up already, to my disadvantage to boot!” I snap angrily, towering up. To his credit he does not shrink away. “Do you think im too daft to realize?!“</text:p>
      <text:p text:style-name="P9">The room is silent. No one dares speak. </text:p>
      <text:p text:style-name="P9">“You've tried to get rid of me. Perhaps its its how you got rid of the last captain. We may never know. For now, im inclined to let Ziggy have you.”</text:p>
      <text:p text:style-name="P9">The giddy cadet squirmed on her feet, but wisely remained silent. It probably took her colossal effort. </text:p>
      <text:p text:style-name="P9">“Well, have anything to say?”</text:p>
      <text:p text:style-name="P9">Arn says nothing. He averts his eyes though. Guilty. I wonder what made him like this, once he must have done well to become someones First-officer. But he never was mine.</text:p>
      <text:p text:style-name="P9"/>
      <text:p text:style-name="P9">Dismissed.</text:p>
      <text:p text:style-name="P9"/>
      <text:p text:style-name="P9">I dismiss them all. Ziggy shuffles out too, but she does not object. I feel slightly guilty for getting her hopes up. </text:p>
      <text:p text:style-name="P9">Arn might remain a problem. I'll have to keep a close eye out for dissent. </text:p>
      <text:p text:style-name="P9"/>
      <text:p text:style-name="P9">Report to Ziggys quarters.</text:p>
      <text:p text:style-name="P9">The whole room seems stunned. Only Ziggy lets out a smirking chuckle. </text:p>
      <text:p text:style-name="P9">“Come along, oh first-officer Arn. You and me are gonna get close.” She mocks harshly. I've half a mind to tell her to be respectful, but let her be her flavor of sass. </text:p>
      <text:p text:style-name="P9"><text:soft-page-break/>Arn looks glum. If there's fight in him, he isnt showing it. To be sure he does not do anything unwarranted, I summon Mid-officer Garsch to watch him. <text:s/></text:p>
      <text:p text:style-name="P9"><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Helvetica Neue" svg:font-family="'Helvetica Neue', Helvetica, Arial, sans-serif"/>
    <style:font-face style:name="Mangal1" svg:font-family="Mangal"/>
    <style:font-face style:name="sans-serif" svg:font-family="sans-serif, Arial, Verdana, 'Trebuchet M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5T18:03:37.10</meta:creation-date>
    <dc:date>2016-01-08T18:01:13.28</dc:date>
    <meta:editing-duration>P7DT23H47M2S</meta:editing-duration>
    <meta:editing-cycles>86</meta:editing-cycles>
    <meta:generator>OpenOffice/4.1.1$Win32 OpenOffice.org_project/411m6$Build-9775</meta:generator>
    <meta:document-statistic meta:table-count="0" meta:image-count="0" meta:object-count="0" meta:page-count="49" meta:paragraph-count="782" meta:word-count="22140" meta:character-count="121845"/>
  </office:meta>
</office:document-meta>
</file>